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396278348193E39377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opacity="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70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3.8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3.73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2.7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14cm" fo:min-width="0.36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2cm" fo:min-width="0.69cm" fo:padding-top="0.165cm" fo:padding-bottom="0.165cm" fo:padding-left="0.29cm" fo:padding-right="0.29cm"/>
    </style:style>
    <style:style style:name="gr18" style:family="graphic" style:parent-style-name="standard">
      <style:graphic-properties svg:stroke-color="#cccccc" draw:fill-color="#b2b2b2" draw:textarea-horizontal-align="justify" draw:textarea-vertical-align="middle" draw:auto-grow-height="false" fo:min-height="0.512cm" fo:min-width="7.1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0.972cm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956cm" fo:min-width="4.33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1.226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26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77cm" fo:min-width="7.092cm" fo:padding-top="0.139cm" fo:padding-bottom="0.139cm" fo:padding-left="0.264cm" fo:padding-right="0.264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3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45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3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2.34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min-height="1.634cm" fo:min-width="2.074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width="0.035cm" draw:stroke-linejoin="miter" draw:fill="solid" draw:fill-color="#0000ff" draw:opacity="0%"/>
    </style:style>
    <style:style style:name="gr38" style:family="graphic" style:parent-style-name="standard">
      <style:graphic-properties draw:stroke="none" svg:stroke-width="0.035cm" draw:stroke-linejoin="miter" draw:fill="solid" draw:fill-color="#0000ff"/>
    </style:style>
    <style:style style:name="gr39" style:family="graphic" style:parent-style-name="standard">
      <style:graphic-properties draw:stroke="none" svg:stroke-width="0.035cm" draw:stroke-linejoin="miter" draw:fill="solid" draw:fill-color="#ff0000" draw:opacity="0%"/>
    </style:style>
    <style:style style:name="gr40" style:family="graphic" style:parent-style-name="standard">
      <style:graphic-properties draw:stroke="none" svg:stroke-width="0.035cm" draw:stroke-linejoin="miter" draw:fill="solid" draw:fill-color="#ff0000"/>
    </style:style>
    <style:style style:name="gr4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1.736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Fine_20_Dashed" svg:stroke-width="0.053cm" svg:stroke-color="#00cc00" draw:marker-start-width="0.279cm" draw:marker-end-width="0.279cm" draw:opacity="0%" draw:textarea-horizontal-align="justify" draw:textarea-vertical-align="middle" draw:auto-grow-height="false" fo:min-height="4.046cm" fo:min-width="12.402cm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cc00" draw:fill="none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objectwithoutfill">
      <style:graphic-properties svg:stroke-width="0.035cm" draw:marker-start-width="0.252cm" draw:marker-end="Arrow" draw:marker-end-width="0.203cm" draw:fill="none" draw:opacity="0%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812cm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draw:marker-start-width="0.253cm" draw:marker-end="Arrow" draw:marker-end-width="0.203cm" draw:fill="none" draw:textarea-vertical-align="middle" fo:padding-top="0.143cm" fo:padding-bottom="0.143cm" fo:padding-left="0.268cm" fo:padding-right="0.268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2.073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draw:marker-start-width="0.252cm" draw:marker-end="" draw:marker-end-width="0.254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1.002cm" fo:padding-top="0.139cm" fo:padding-bottom="0.139cm" fo:padding-left="0.264cm" fo:padding-right="0.264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21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44cm" draw:stroke-linejoin="miter" draw:fill="solid" draw:fill-color="#ffffff"/>
    </style:style>
    <style:style style:name="gr56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59" style:family="graphic" style:parent-style-name="objectwithoutfill">
      <style:graphic-properties svg:stroke-width="0.035cm" draw:marker-start-width="0.252cm" draw:marker-end="Arrow" draw:marker-end-width="0.227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4.332cm"/>
    </style:style>
    <style:style style:name="gr61" style:family="graphic" style:parent-style-name="objectwithoutfill">
      <style:graphic-properties draw:marker-end="" draw:fill="none" draw:textarea-vertical-align="middle"/>
    </style:style>
    <style:style style:name="gr62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4.304cm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33cm" fo:min-width="0cm"/>
    </style:style>
    <style:style style:name="gr6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2cm" fo:min-width="0.742cm" fo:padding-top="0.139cm" fo:padding-bottom="0.139cm" fo:padding-left="0.264cm" fo:padding-right="0.264cm"/>
    </style:style>
    <style:style style:name="gr66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35cm" draw:marker-start-width="0.304cm" draw:marker-end="Arrow" draw:marker-end-width="0.203cm" draw:fill="none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869cm"/>
    </style:style>
    <style:style style:name="gr69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841cm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098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265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16cm" fo:min-width="0.228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55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406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3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7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0.488cm" fo:padding-top="0.139cm" fo:padding-bottom="0.139cm" fo:padding-left="0.264cm" fo:padding-right="0.264cm"/>
    </style:style>
    <style:style style:name="gr79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068cm"/>
    </style:style>
    <style:style style:name="gr80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04cm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16cm" fo:min-width="0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79cm" fo:min-width="0.37cm" fo:padding-top="0.139cm" fo:padding-bottom="0.139cm" fo:padding-left="0.264cm" fo:padding-right="0.264cm"/>
    </style:style>
    <style:style style:name="gr83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2.726cm"/>
    </style:style>
    <style:style style:name="gr84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2.698cm" fo:padding-top="0.139cm" fo:padding-bottom="0.139cm" fo:padding-left="0.264cm" fo:padding-right="0.264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559cm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draw:marker-start-width="0.252cm" draw:marker-end="Arrow" draw:marker-end-width="0.255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0000" draw:marker-start="Arrow" draw:marker-start-width="0.203cm" draw:marker-end-width="0.252cm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000000" draw:marker-start-width="0.252cm" draw:marker-end="Arrow" draw:marker-end-width="0.203cm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TeX Gyre Bonum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none" draw:fill-color="#ffffff"/>
      <style:text-properties style:font-name="STIX Math" fo:font-size="18pt"/>
    </style:style>
    <style:style style:name="P14" style:family="paragraph">
      <style:paragraph-properties fo:margin-top="0cm" fo:margin-bottom="0cm" fo:line-height="50%" fo:text-align="center"/>
    </style:style>
    <style:style style:name="P15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0000ff" draw:opacity="0%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 draw:opacity="0%"/>
    </style:style>
    <style:style style:name="P20" style:family="paragraph">
      <loext:graphic-properties draw:fill="solid" draw:fill-color="#ff0000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text-properties fo:color="#00cc00" style:font-name="STIX Math" fo:font-size="18pt"/>
    </style:style>
    <style:style style:name="P23" style:family="paragraph">
      <loext:graphic-properties draw:fill-color="#ffffff"/>
      <style:paragraph-properties fo:line-height="50%" fo:text-align="center"/>
      <style:text-properties style:font-name="STIX Math"/>
    </style:style>
    <style:style style:name="P24" style:family="paragraph">
      <loext:graphic-properties draw:fill="none" draw:fill-color="#ffffff"/>
      <style:text-properties style:font-name="TeX Gyre Bonum"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STIX Math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0pt" style:font-size-asian="10pt" style:font-size-complex="10pt"/>
    </style:style>
    <style:style style:name="P27" style:family="paragraph">
      <style:paragraph-properties fo:margin-top="0cm" fo:margin-bottom="0cm" fo:line-height="0.305cm" fo:text-align="center"/>
    </style:style>
    <style:style style:name="P28" style:family="paragraph">
      <loext:graphic-properties draw:fill="none" draw:fill-color="#ffffff"/>
      <style:paragraph-properties fo:margin-top="0cm" fo:margin-bottom="0cm" fo:line-height="0.305cm" fo:text-align="center"/>
      <style:text-properties style:font-name="STIX Math" fo:font-size="10pt" style:font-size-asian="10pt" style:font-size-complex="10pt"/>
    </style:style>
    <style:style style:name="P29" style:family="paragraph">
      <style:paragraph-properties fo:text-align="center"/>
    </style:style>
    <style:style style:name="T1" style:family="text">
      <style:text-properties style:font-name="TeX Gyre Bonum"/>
    </style:style>
    <style:style style:name="T2" style:family="text">
      <style:text-properties style:font-name="STIX Math" fo:font-size="18pt"/>
    </style:style>
    <style:style style:name="T3" style:family="text">
      <style:text-properties fo:color="#00cc00" style:font-name="STIX Math" fo:font-size="18pt"/>
    </style:style>
    <style:style style:name="T4" style:family="text">
      <style:text-properties style:font-name="TeX Gyre Bonum" fo:font-size="10pt" style:font-size-asian="10pt" style:font-size-complex="10pt"/>
    </style:style>
    <style:style style:name="T5" style:family="text">
      <style:text-properties style:font-name="STIX Mat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+§svg§600§FALSE§</svg:desc>
          <draw:polygon draw:style-name="gr1" draw:text-style-name="P1" draw:layer="layout" svg:width="0.763cm" svg:height="0.654cm" svg:x="17.378cm" svg:y="2.747cm" svg:viewBox="0 0 764 655" draw:points="383,655 0,655 0,0 764,0 764,655">
            <text:p/>
          </draw:polygon>
          <draw:path draw:style-name="gr2" draw:text-style-name="P2" draw:layer="layout" svg:width="0.657cm" svg:height="0.657cm" svg:x="17.434cm" svg:y="2.7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polyline draw:style-name="gr3" draw:text-style-name="P3" draw:layer="layout" svg:width="10.374cm" svg:height="5.399cm" draw:transform="rotate (2.73178934522152) translate (9.55034090828813cm 11.8350503743565cm)" svg:viewBox="0 0 10375 5400" draw:points="0,3488 8029,0 10375,5400">
          <text:p/>
        </draw:polyline>
        <draw:custom-shape draw:style-name="gr4" draw:text-style-name="P4" draw:layer="layout" svg:width="2.286cm" svg:height="0.254cm" svg:x="6.118cm" svg:y="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5" draw:layer="layout" svg:width="10.031cm" svg:height="0.893cm" draw:transform="rotate (3.06148204092325) translate (17.9160113019181cm 6.06604486558236cm)" svg:viewBox="0 0 10032 894" draw:points="0,800 9960,0 9991,388 10032,894">
          <text:p/>
        </draw:polyline>
        <draw:polyline draw:style-name="gr6" draw:text-style-name="P5" draw:layer="layout" svg:width="9.035cm" svg:height="3.1cm" draw:transform="skewX (-6.64740496693564E-017) rotate (2.79078147393893) translate (14.1462898924659cm 10.3894404922547cm)" svg:viewBox="0 0 9036 3101" draw:points="0,2892 7902,0 9036,3101">
          <text:p/>
        </draw:polyline>
        <draw:line draw:style-name="gr7" draw:text-style-name="P5" draw:layer="layout" svg:x1="7.388cm" svg:y1="4.118cm" svg:x2="7.388cm" svg:y2="2.731cm">
          <text:p/>
        </draw:line>
        <draw:frame draw:style-name="gr8" draw:text-style-name="P5" draw:layer="layout" svg:width="1.428cm" svg:height="1.507cm" svg:x="16.431cm" svg:y="1.295cm">
          <draw:image xlink:href="Pictures/1000020100000036000000396278348193E39377.png" xlink:type="simple" xlink:show="embed" xlink:actuate="onLoad">
            <text:p/>
          </draw:image>
        </draw:frame>
        <draw:custom-shape draw:style-name="gr9" draw:text-style-name="P6" draw:layer="layout" svg:width="4.318cm" svg:height="2.286cm" svg:x="20.92cm" svg:y="1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2.286cm" svg:x="10.94cm" svg:y="6.858cm">
          <text:p/>
          <draw:enhanced-geometry svg:viewBox="0 0 21600 21600" draw:type="rectangle" draw:enhanced-path="M 0 0 L 21600 0 21600 21600 0 21600 0 0 Z N"/>
        </draw:custom-shape>
        <draw:polyline draw:style-name="gr5" draw:text-style-name="P5" draw:layer="layout" svg:width="12.137cm" svg:height="5.671cm" draw:transform="skewX (-5.41099043310044E-017) rotate (-2.6778586713349) translate (28.191128629654cm 7.35916174827216cm)" svg:viewBox="0 0 12138 5672" draw:points="0,5672 2837,0 12138,4643">
          <text:p/>
        </draw:polyline>
        <draw:line draw:style-name="gr5" draw:text-style-name="P5" draw:layer="layout" svg:x1="17.859cm" svg:y1="2.086cm" svg:x2="20.969cm" svg:y2="2.086cm">
          <text:p/>
        </draw:line>
        <draw:polyline draw:style-name="gr5" draw:text-style-name="P5" draw:layer="layout" svg:width="7.349cm" svg:height="3.882cm" draw:transform="skewX (6.52642566929968E-017) rotate (-2.21813894635959) translate (22.7881940398772cm 4.09867122947505cm)" svg:viewBox="0 0 7350 3883" draw:points="0,3337 4414,0 7350,3883">
          <text:p/>
        </draw:polyline>
        <draw:frame draw:style-name="gr8" draw:text-style-name="P5" draw:layer="layout" svg:width="1.428cm" svg:height="1.507cm" svg:x="6.658cm" svg:y="1.287cm">
          <draw:image xlink:href="Pictures/1000020100000036000000396278348193E39377.png" xlink:type="simple" xlink:show="embed" xlink:actuate="onLoad">
            <text:p/>
          </draw:image>
        </draw:frame>
        <draw:custom-shape draw:style-name="gr11" draw:text-style-name="P6" draw:layer="layout" svg:width="3.302cm" svg:height="2.286cm" svg:x="10.814cm" svg:y="0.99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MPC§svg§600§FALSE§</svg:desc>
          <draw:polygon draw:style-name="gr1" draw:text-style-name="P1" draw:layer="layout" svg:width="2.597cm" svg:height="0.671cm" svg:x="11.068cm" svg:y="1.273cm" svg:viewBox="0 0 2598 672" draw:points="1299,672 0,672 0,0 2598,0 2598,672">
            <text:p/>
          </draw:polygon>
          <draw:path draw:style-name="gr2" draw:text-style-name="P2" draw:layer="layout" svg:width="0.987cm" svg:height="0.674cm" svg:x="11.11cm" svg:y="1.27cm" svg:viewBox="0 0 988 675" svg:d="M873 76c9-37 9-45 84-45 23 0 31 0 31-20 0-11-8-11-25-11h-132c-25 0-25 0-39 20l-358 563-78-561c-3-22-6-22-31-22h-135c-19 0-30 0-30 20 0 11 11 11 30 11 12 0 31 0 42 3 14 0 23 2 23 14 0 5-3 8-6 19l-126 505c-8 39-25 70-106 72-3 0-17 0-17 20 0 8 6 11 14 11 31 0 67-3 98-3 34 0 70 3 101 3 5 0 19 0 19-19 0-12-11-12-19-12-56 0-65-19-65-42 0-8 0-14 3-25l135-538 86 614c0 11 3 22 14 22 12 0 17-11 23-17l397-627-140 569c-11 36-11 44-89 44-17 0-28 0-28 20 0 11 11 11 14 11 28 0 95-3 123-3 39 0 84 3 123 3 6 0 20 0 20-19 0-12-9-12-28-12-37 0-65 0-65-16 0-6 0-6 6-26z">
            <text:p/>
          </draw:path>
          <draw:path draw:style-name="gr2" draw:text-style-name="P2" draw:layer="layout" svg:width="0.704cm" svg:height="0.674cm" svg:x="12.165cm" svg:y="1.27cm" svg:viewBox="0 0 705 675" svg:d="M260 364h168c140 0 277-103 277-216 0-75-64-148-195-148h-320c-19 0-28 0-28 20 0 11 9 11 28 11 12 0 31 0 42 3 17 0 23 2 23 14 0 5-3 8-6 19l-131 533c-12 36-12 44-90 44-17 0-28 0-28 20 0 11 11 11 14 11 28 0 98-3 126-3 22 0 42 0 64 0 20 0 42 3 65 3 5 0 19 0 19-19 0-12-8-12-28-12-36 0-64 0-64-16 0-6 3-12 3-17zM330 67c9-33 12-36 54-36h95c81 0 134 25 134 95 0 39-19 123-59 160-47 45-109 50-151 50h-140z">
            <text:p/>
          </draw:path>
          <draw:path draw:style-name="gr2" draw:text-style-name="P2" draw:layer="layout" svg:width="0.702cm" svg:height="0.719cm" svg:x="12.941cm" svg:y="1.248cm" svg:viewBox="0 0 703 720" svg:d="M703 11c0-5-3-11-12-11-2 0-5 0-16 11l-67 76c-12-14-56-87-166-87-221 0-442 219-442 448 0 163 118 272 269 272 84 0 159-42 213-87 92-81 109-171 109-174 0-8-11-8-14-8-6 0-9 0-11 8-9 28-31 99-101 157-67 56-129 73-182 73-87 0-193-53-193-207 0-56 22-216 120-331 59-70 151-120 241-120 101 0 159 75 159 190 0 40-2 42-2 51 0 11 11 11 14 11 14 0 14-3 16-20z">
            <text:p/>
          </draw:path>
        </draw:g>
        <draw:custom-shape draw:style-name="gr12" draw:text-style-name="P6" draw:layer="layout" svg:width="1.524cm" svg:height="1.27cm" svg:x="17.622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FALSE§</svg:desc>
          <draw:polygon draw:style-name="gr1" draw:text-style-name="P1" draw:layer="layout" svg:width="1.441cm" svg:height="0.8cm" svg:x="17.704cm" svg:y="4.84cm" svg:viewBox="0 0 1442 801" draw:points="722,801 0,801 0,0 1442,0 1442,801">
            <text:p/>
          </draw:polygon>
          <draw:path draw:style-name="gr2" draw:text-style-name="P2" draw:layer="layout" svg:width="0.369cm" svg:height="0.425cm" svg:x="17.732cm" svg:y="5.215cm" svg:viewBox="0 0 370 426" svg:d="M358 31c9-11 9-14 9-17 0-14-6-14-25-14h-317l-11 160h25c6-101 25-138 135-138h112l-278 373c-8 11-8 14-8 20 0 11 6 11 25 11h328l17-185h-26c-8 117-28 162-142 162h-118z">
            <text:p/>
          </draw:path>
          <draw:path draw:style-name="gr2" draw:text-style-name="P2" draw:layer="layout" svg:width="0.467cm" svg:height="0.035cm" svg:x="18.214cm" svg:y="5.092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8.827cm" svg:y="4.82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$\Delta u(k)$§svg§600§FALSE§</svg:desc>
          <draw:polygon draw:style-name="gr1" draw:text-style-name="P1" draw:layer="layout" svg:width="2.684cm" svg:height="0.982cm" svg:x="14.209cm" svg:y="0.411cm" svg:viewBox="0 0 2685 983" draw:points="1341,983 0,983 0,0 2685,0 2685,983">
            <text:p/>
          </draw:polygon>
          <draw:path draw:style-name="gr2" draw:text-style-name="P2" draw:layer="layout" svg:width="0.727cm" svg:height="0.708cm" svg:x="14.257cm" svg:y="0.442cm" svg:viewBox="0 0 728 709" svg:d="M389 17c-5-11-8-17-25-17s-20 6-25 17l-333 672c-6 8-6 8-6 11 0 9 6 9 22 9h686c14 0 20 0 20-9 0-3 0-3-3-11zM333 98l266 535h-532z">
            <text:p/>
          </draw:path>
          <draw:path draw:style-name="gr2" draw:text-style-name="P2" draw:layer="layout" svg:width="0.509cm" svg:height="0.447cm" svg:x="15.055cm" svg:y="0.711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5.684cm" svg:y="0.4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6.023cm" svg:y="0.46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6.566cm" svg:y="0.4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4.116cm" svg:y1="2.032cm" svg:x2="16.531cm" svg:y2="2.032cm">
          <text:p/>
        </draw:line>
        <draw:line draw:style-name="gr5" draw:text-style-name="P5" draw:layer="layout" svg:x1="25.238cm" svg:y1="2.286cm" svg:x2="27.886cm" svg:y2="2.286cm">
          <text:p/>
        </draw:line>
        <draw:g>
          <svg:title>TexMaths</svg:title>
          <svg:desc>28§display§$y(k)$§svg§600§FALSE§</svg:desc>
          <draw:polygon draw:style-name="gr1" draw:text-style-name="P1" draw:layer="layout" svg:width="1.799cm" svg:height="0.982cm" svg:x="25.696cm" svg:y="1.049cm" svg:viewBox="0 0 1800 983" draw:points="899,983 0,983 0,0 1800,0 1800,983">
            <text:p/>
          </draw:polygon>
          <draw:path draw:style-name="gr2" draw:text-style-name="P2" draw:layer="layout" svg:width="0.483cm" svg:height="0.629cm" svg:x="25.716cm" svg:y="1.36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26.312cm" svg:y="1.0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26.623cm" svg:y="1.102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27.168cm" svg:y="1.0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7" draw:text-style-name="P5" draw:layer="layout" svg:x1="8.086cm" svg:y1="2.032cm" svg:x2="10.914cm" svg:y2="2.032cm">
          <text:p/>
        </draw:line>
        <draw:frame draw:style-name="gr8" draw:text-style-name="P5" draw:layer="layout" svg:width="1.428cm" svg:height="1.507cm" svg:x="1.478cm" svg:y="1.241cm">
          <draw:image xlink:href="Pictures/1000020100000036000000396278348193E39377.png" xlink:type="simple" xlink:show="embed" xlink:actuate="onLoad">
            <text:p/>
          </draw:image>
        </draw:frame>
        <draw:custom-shape draw:style-name="gr13" draw:text-style-name="P6" draw:layer="layout" svg:width="1.886cm" svg:height="1.632cm" draw:transform="rotate (-1.5707963267949) translate (5.442cm 1.162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20§display§$N_{\tilde x}$§svg§600§FALSE§</svg:desc>
          <draw:polygon draw:style-name="gr1" draw:text-style-name="P1" draw:layer="layout" svg:width="0.843cm" svg:height="0.585cm" svg:x="3.936cm" svg:y="1.822cm" svg:viewBox="0 0 844 586" draw:points="422,586 0,586 0,0 844,0 844,586">
            <text:p/>
          </draw:polygon>
          <draw:path draw:style-name="gr2" draw:text-style-name="P2" draw:layer="layout" svg:width="0.481cm" svg:height="0.481cm" svg:x="3.96cm" svg:y="1.82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2" draw:text-style-name="P2" draw:layer="layout" svg:width="0.183cm" svg:height="0.051cm" svg:x="4.544cm" svg:y="2.074cm" svg:viewBox="0 0 184 52" svg:d="M174 0c-16 16-30 24-44 24-12 0-28-8-32-10-18-10-28-14-38-14-22 0-28 8-60 40l10 12c14-16 28-24 42-24s28 8 32 10c18 8 28 14 40 14 20 0 28-10 60-42z">
            <text:p/>
          </draw:path>
          <draw:path draw:style-name="gr2" draw:text-style-name="P2" draw:layer="layout" svg:width="0.265cm" svg:height="0.223cm" svg:x="4.484cm" svg:y="2.18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</draw:g>
        <draw:line draw:style-name="gr7" draw:text-style-name="P5" draw:layer="layout" svg:x1="5.442cm" svg:y1="2.032cm" svg:x2="6.658cm" svg:y2="2.032cm">
          <text:p/>
        </draw:line>
        <draw:line draw:style-name="gr5" draw:text-style-name="P5" draw:layer="layout" svg:x1="-0.146cm" svg:y1="2.032cm" svg:x2="1.632cm" svg:y2="2.032cm">
          <text:p/>
        </draw:line>
        <draw:line draw:style-name="gr5" draw:text-style-name="P5" draw:layer="layout" svg:x1="2.906cm" svg:y1="2.032cm" svg:x2="3.856cm" svg:y2="2.057cm">
          <text:p/>
        </draw:line>
        <draw:frame draw:style-name="gr14" draw:text-style-name="P7" draw:layer="layout" svg:width="3.542cm" svg:height="1.107cm" svg:x="11.349cm" svg:y="7.021cm">
          <draw:text-box>
            <text:p><text:span text:style-name="T1">Estimator</text:span></text:p>
          </draw:text-box>
        </draw:frame>
        <draw:g>
          <svg:title>TexMaths</svg:title>
          <svg:desc>28§display§(G_o)§svg§600§FALSE§</svg:desc>
          <draw:polygon draw:style-name="gr1" draw:text-style-name="P1" draw:layer="layout" svg:width="1.973cm" svg:height="0.982cm" svg:x="12.101cm" svg:y="8.007cm" svg:viewBox="0 0 1974 983" draw:points="986,983 0,983 0,0 1974,0 1974,983">
            <text:p/>
          </draw:polygon>
          <draw:path draw:style-name="gr2" draw:text-style-name="P2" draw:layer="layout" svg:width="0.231cm" svg:height="0.985cm" svg:x="12.199cm" svg:y="8.00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702cm" svg:height="0.719cm" svg:x="12.532cm" svg:y="8.049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" draw:text-style-name="P2" draw:layer="layout" svg:width="0.324cm" svg:height="0.313cm" svg:x="13.297cm" svg:y="8.587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13.747cm" svg:y="8.00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4" draw:text-style-name="P7" draw:layer="layout" svg:width="3.542cm" svg:height="1.107cm" svg:x="21.844cm" svg:y="1.179cm">
          <draw:text-box>
            <text:p><text:span text:style-name="T1">PLANT</text:span></text:p>
          </draw:text-box>
        </draw:frame>
        <draw:g>
          <svg:title>TexMaths</svg:title>
          <svg:desc>28§display§(G_p)§svg§600§FALSE§</svg:desc>
          <draw:polygon draw:style-name="gr1" draw:text-style-name="P1" draw:layer="layout" svg:width="1.99cm" svg:height="1.018cm" svg:x="22.136cm" svg:y="2.166cm" svg:viewBox="0 0 1991 1019" draw:points="997,1019 0,1019 0,0 1991,0 1991,1019">
            <text:p/>
          </draw:polygon>
          <draw:path draw:style-name="gr2" draw:text-style-name="P2" draw:layer="layout" svg:width="0.231cm" svg:height="0.985cm" svg:x="22.234cm" svg:y="2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" draw:text-style-name="P2" draw:layer="layout" svg:width="0.702cm" svg:height="0.719cm" svg:x="22.567cm" svg:y="2.208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385cm" svg:height="0.439cm" svg:x="23.287cm" svg:y="2.745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2" draw:text-style-name="P2" draw:layer="layout" svg:width="0.231cm" svg:height="0.985cm" svg:x="23.799cm" svg:y="2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hat{x}(k)§svg§600§FALSE§</svg:desc>
          <draw:polygon draw:style-name="gr1" draw:text-style-name="P1" draw:layer="layout" svg:width="1.869cm" svg:height="0.982cm" svg:x="8.128cm" svg:y="6.308cm" svg:viewBox="0 0 1870 983" draw:points="935,983 0,983 0,0 1870,0 1870,983">
            <text:p/>
          </draw:polygon>
          <draw:polygon draw:style-name="gr2" draw:text-style-name="P2" draw:layer="layout" svg:width="0.265cm" svg:height="0.153cm" svg:x="8.304cm" svg:y="6.361cm" svg:viewBox="0 0 266 154" draw:points="134,0 0,137 17,154 134,53 246,154 266,137">
            <text:p/>
          </draw:polygon>
          <draw:path draw:style-name="gr2" draw:text-style-name="P2" draw:layer="layout" svg:width="0.492cm" svg:height="0.447cm" svg:x="8.156cm" svg:y="6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31cm" svg:height="0.985cm" svg:x="8.789cm" svg:y="6.3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125cm" svg:y="6.36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9.668cm" svg:y="6.3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hat{x}_o(k)§svg§600§FALSE§</svg:desc>
          <draw:polygon draw:style-name="gr1" draw:text-style-name="P1" draw:layer="layout" svg:width="2.306cm" svg:height="0.982cm" svg:x="3.419cm" svg:y="7.283cm" svg:viewBox="0 0 2307 983" draw:points="1154,983 0,983 0,0 2307,0 2307,983">
            <text:p/>
          </draw:polygon>
          <draw:polygon draw:style-name="gr2" draw:text-style-name="P2" draw:layer="layout" svg:width="0.265cm" svg:height="0.153cm" svg:x="3.595cm" svg:y="7.336cm" svg:viewBox="0 0 266 154" draw:points="134,0 0,137 17,154 134,53 246,154 266,137">
            <text:p/>
          </draw:polygon>
          <draw:path draw:style-name="gr2" draw:text-style-name="P2" draw:layer="layout" svg:width="0.492cm" svg:height="0.447cm" svg:x="3.447cm" svg:y="7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324cm" svg:height="0.313cm" svg:x="4.021cm" svg:y="7.863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4.517cm" svg:y="7.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4.855cm" svg:y="7.33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5.398cm" svg:y="7.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_u(k)§svg§600§FALSE§</svg:desc>
          <draw:polygon draw:style-name="gr1" draw:text-style-name="P1" draw:layer="layout" svg:width="2.382cm" svg:height="0.982cm" svg:x="11.081cm" svg:y="4.143cm" svg:viewBox="0 0 2383 983" draw:points="1190,983 0,983 0,0 2383,0 2383,983">
            <text:p/>
          </draw:polygon>
          <draw:path draw:style-name="gr2" draw:text-style-name="P2" draw:layer="layout" svg:width="0.492cm" svg:height="0.447cm" svg:x="11.109cm" svg:y="4.44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402cm" svg:height="0.313cm" svg:x="11.675cm" svg:y="4.723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2" draw:text-style-name="P2" draw:layer="layout" svg:width="0.231cm" svg:height="0.985cm" svg:x="12.254cm" svg:y="4.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2.59cm" svg:y="4.19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3.134cm" svg:y="4.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7.18cm" svg:y1="5.269cm" svg:x2="17.18cm" svg:y2="2.802cm">
          <text:p/>
        </draw:line>
        <draw:g>
          <svg:title>TexMaths</svg:title>
          <svg:desc>28§display§+§svg§600§FALSE§</svg:desc>
          <draw:polygon draw:style-name="gr1" draw:text-style-name="P1" draw:layer="layout" svg:width="0.763cm" svg:height="0.654cm" svg:x="0.714cm" svg:y="1.123cm" svg:viewBox="0 0 764 655" draw:points="383,655 0,655 0,0 764,0 764,655">
            <text:p/>
          </draw:polygon>
          <draw:path draw:style-name="gr2" draw:text-style-name="P2" draw:layer="layout" svg:width="0.657cm" svg:height="0.657cm" svg:x="0.77cm" svg:y="1.12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7.872cm" svg:y="2.647cm" svg:viewBox="0 0 764 655" draw:points="383,655 0,655 0,0 764,0 764,655">
            <text:p/>
          </draw:polygon>
          <draw:path draw:style-name="gr2" draw:text-style-name="P2" draw:layer="layout" svg:width="0.657cm" svg:height="0.657cm" svg:x="7.928cm" svg:y="2.6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15.71cm" svg:y="2.347cm" svg:viewBox="0 0 764 655" draw:points="383,655 0,655 0,0 764,0 764,655">
            <text:p/>
          </draw:polygon>
          <draw:path draw:style-name="gr2" draw:text-style-name="P2" draw:layer="layout" svg:width="0.657cm" svg:height="0.657cm" svg:x="15.766cm" svg:y="2.3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2.386cm" svg:y="2.748cm" svg:viewBox="0 0 764 655" draw:points="383,655 0,655 0,0 764,0 764,655">
            <text:p/>
          </draw:polygon>
          <draw:path draw:style-name="gr2" draw:text-style-name="P2" draw:layer="layout" svg:width="0.603cm" svg:height="0.041cm" svg:x="2.467cm" svg:y="3.053cm" svg:viewBox="0 0 604 42" svg:d="M568 42c17 0 36 0 36-20 0-22-19-22-36-22h-534c-17 0-34 0-34 22 0 20 17 20 34 20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5.942cm" svg:y="1.169cm" svg:viewBox="0 0 764 655" draw:points="383,655 0,655 0,0 764,0 764,655">
            <text:p/>
          </draw:polygon>
          <draw:path draw:style-name="gr2" draw:text-style-name="P2" draw:layer="layout" svg:width="0.603cm" svg:height="0.041cm" svg:x="6.023cm" svg:y="1.474cm" svg:viewBox="0 0 604 42" svg:d="M568 42c17 0 36 0 36-20 0-22-19-22-36-22h-534c-17 0-34 0-34 22 0 20 17 20 34 20z">
            <text:p/>
          </draw:path>
        </draw:g>
        <draw:g>
          <svg:title>TexMaths</svg:title>
          <svg:desc>28§display§$y_r$§svg§600§FALSE§</svg:desc>
          <draw:polygon draw:style-name="gr1" draw:text-style-name="P1" draw:layer="layout" svg:width="0.903cm" svg:height="0.615cm" svg:x="0.166cm" svg:y="2.221cm" svg:viewBox="0 0 904 616" draw:points="453,616 0,616 0,0 904,0 904,616">
            <text:p/>
          </draw:polygon>
          <draw:path draw:style-name="gr2" draw:text-style-name="P2" draw:layer="layout" svg:width="0.483cm" svg:height="0.629cm" svg:x="0.186cm" svg:y="2.218cm" svg:viewBox="0 0 484 630" svg:d="M392 95c25-64 75-64 92-64v-31c-22 3-53 3-75 3-17 0-65-3-84-3v31c30 0 44 17 44 42 0 11 0 11-5 25l-101 241-109-266c-3-9-6-11-6-17 0-25 37-25 56-25v-31c-25 0-92 3-109 3-25 0-64 0-95-3v31c48 0 67 0 81 33l148 362c-5 14-19 44-25 58-22 54-50 124-112 124-5 0-28 0-47-20 31-3 39-25 39-39 0-28-20-42-42-42-20 0-42 11-42 42 0 45 42 81 92 81 62 0 101-59 126-115z">
            <text:p/>
          </draw:path>
          <draw:path draw:style-name="gr2" draw:text-style-name="P2" draw:layer="layout" svg:width="0.321cm" svg:height="0.313cm" svg:x="0.715cm" svg:y="2.487cm" svg:viewBox="0 0 322 314" svg:d="M132 165c0-3 16-67 16-70 3-5 23-39 45-56 6-5 25-19 56-19 6 0 25 0 36 8-19 8-28 28-28 39 0 17 12 25 28 25 14 0 37-11 37-42 0-36-37-50-73-50s-67 14-98 50c-11-44-56-50-70-50-28 0-45 17-56 36-17 26-25 68-25 70 0 9 8 9 11 9 11 0 11-3 17-20 8-42 22-75 50-75 17 0 23 14 23 33 0 14-6 39-11 59-6 17-12 48-14 62l-23 89c-3 9-8 25-8 28 0 14 14 23 25 23 8 0 22-6 28-20 3-6 8-36 14-53z">
            <text:p/>
          </draw:path>
        </draw:g>
        <draw:line draw:style-name="gr5" draw:text-style-name="P8" draw:layer="layout" svg:x1="20.158cm" svg:y1="5.285cm" svg:x2="19.146cm" svg:y2="5.285cm">
          <text:p/>
        </draw:line>
        <draw:g>
          <svg:title>TexMaths</svg:title>
          <svg:desc>28§latex§$\tilde{x}_e(k)$§svg§600§FALSE§</svg:desc>
          <draw:polygon draw:style-name="gr1" draw:text-style-name="P1" draw:layer="layout" svg:width="2.289cm" svg:height="0.982cm" svg:x="8.255cm" svg:y="0.563cm" svg:viewBox="0 0 2290 983" draw:points="1145,983 0,983 0,0 2290,0 2290,983">
            <text:p/>
          </draw:polygon>
          <draw:path draw:style-name="gr2" draw:text-style-name="P2" draw:layer="layout" svg:width="0.329cm" svg:height="0.094cm" svg:x="8.401cm" svg:y="0.641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492cm" svg:height="0.447cm" svg:x="8.283cm" svg:y="0.8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96cm" svg:height="0.313cm" svg:x="8.862cm" svg:y="1.14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" draw:text-style-name="P2" draw:layer="layout" svg:width="0.231cm" svg:height="0.985cm" svg:x="9.338cm" svg:y="0.5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674cm" svg:y="0.61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0.217cm" svg:y="0.5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(\tilde G)§svg§600§FALSE§</svg:desc>
          <draw:polygon draw:style-name="gr1" draw:text-style-name="P1" draw:layer="layout" svg:width="1.539cm" svg:height="1.15cm" svg:x="11.668cm" svg:y="2.071cm" svg:viewBox="0 0 1540 1151" draw:points="770,1151 0,1151 0,0 1540,0 1540,1151">
            <text:p/>
          </draw:polygon>
          <draw:path draw:style-name="gr2" draw:text-style-name="P2" draw:layer="layout" svg:width="0.231cm" svg:height="0.985cm" svg:x="11.766cm" svg:y="2.2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329cm" svg:height="0.094cm" svg:x="12.354cm" svg:y="2.06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702cm" svg:height="0.719cm" svg:x="12.099cm" svg:y="2.281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231cm" svg:height="0.985cm" svg:x="12.88cm" svg:y="2.236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</draw:g>
        <draw:g>
          <svg:title>TexMaths</svg:title>
          <svg:desc>28§latex§$u(k)$§svg§600§FALSE§</svg:desc>
          <draw:polygon draw:style-name="gr1" draw:text-style-name="P1" draw:layer="layout" svg:width="1.867cm" svg:height="0.982cm" svg:x="18.238cm" svg:y="1.02cm" svg:viewBox="0 0 1868 983" draw:points="935,983 0,983 0,0 1868,0 1868,983">
            <text:p/>
          </draw:polygon>
          <draw:path draw:style-name="gr2" draw:text-style-name="P2" draw:layer="layout" svg:width="0.509cm" svg:height="0.447cm" svg:x="18.266cm" svg:y="1.32cm" svg:viewBox="0 0 510 448" svg:d="M316 384c12 39 48 64 90 64 34 0 56-22 73-53 17-36 31-98 31-98 0-11-11-11-14-11-9 0-9 5-14 19-11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8.896cm" svg:y="1.0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9.235cm" svg:y="1.073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9.778cm" svg:y="1.0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line draw:style-name="gr16" draw:text-style-name="P5" draw:layer="layout" svg:x1="14.82cm" svg:y1="3.81cm" svg:x2="15.836cm" svg:y2="3.81cm">
          <text:p/>
        </draw:line>
        <draw:custom-shape draw:style-name="gr17" draw:text-style-name="P6" draw:layer="layout" svg:width="1.27cm" svg:height="1.202cm" svg:x="10.214cm" svg:y="4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762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0.948cm" svg:y1="3.81cm" svg:x2="21.964cm" svg:y2="3.81cm">
          <text:p/>
        </draw:line>
        <draw:custom-shape draw:style-name="gr19" draw:text-style-name="P6" draw:layer="layout" svg:width="1.524cm" svg:height="1.456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916cm" svg:height="2.286cm" svg:x="2.222cm" svg:y="2.586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1.27cm" svg:height="1.27cm" svg:x="8.998cm" svg:y="3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1" draw:text-style-name="P1" draw:layer="layout" svg:width="0.71cm" svg:height="0.671cm" svg:x="9.303cm" svg:y="3.505cm" svg:viewBox="0 0 711 672" draw:points="356,672 0,672 0,0 711,0 711,672">
              <text:p/>
            </draw:polygon>
            <draw:path draw:style-name="gr2" draw:text-style-name="P2" draw:layer="layout" svg:width="0.601cm" svg:height="0.674cm" svg:x="9.359cm" svg:y="3.5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6" draw:text-style-name="P5" draw:layer="layout" svg:x1="17.245cm" svg:y1="3.788cm" svg:x2="19.258cm" svg:y2="3.788cm">
          <text:p/>
        </draw:line>
        <draw:line draw:style-name="gr16" draw:text-style-name="P5" draw:layer="layout" svg:x1="0.263cm" svg:y1="3.302cm" svg:x2="2.305cm" svg:y2="3.302cm">
          <text:p/>
        </draw:line>
        <draw:g>
          <svg:title>TexMaths</svg:title>
          <svg:desc>28§display§$G$§svg§600§FALSE§</svg:desc>
          <draw:polygon draw:style-name="gr1" draw:text-style-name="P1" draw:layer="layout" svg:width="0.772cm" svg:height="0.671cm" svg:x="24.673cm" svg:y="3.427cm" svg:viewBox="0 0 773 672" draw:points="387,672 0,672 0,0 773,0 773,672">
            <text:p/>
          </draw:polygon>
          <draw:path draw:style-name="gr2" draw:text-style-name="P2" draw:layer="layout" svg:width="0.671cm" svg:height="0.719cm" svg:x="24.729cm" svg:y="3.402cm" svg:viewBox="0 0 672 720" svg:d="M532 636c11 20 51 59 62 59 8 0 8-6 8-23v-171c0-39 6-44 70-44v-31c-36 3-92 3-120 3-42 0-126 0-160-3v31h31c90 0 92 11 92 47v65c0 109-126 120-154 120-64 0-260-36-260-330 0-295 196-328 255-328 106 0 196 89 215 235 3 11 3 17 17 17s14-6 14-25v-236c0-16 0-22-11-22-3 0-6 0-14 11l-50 73c-31-31-84-84-183-84-184 0-344 157-344 359 0 201 157 361 347 361 70 0 152-28 185-84z">
            <text:p/>
          </draw:path>
        </draw:g>
        <draw:g>
          <svg:title>TexMaths</svg:title>
          <svg:desc>28§display§$r$§svg§600§FALSE§</svg:desc>
          <draw:polygon draw:style-name="gr1" draw:text-style-name="P1" draw:layer="layout" svg:width="0.385cm" svg:height="0.425cm" svg:x="0.639cm" svg:y="2.808cm" svg:viewBox="0 0 386 426" draw:points="193,426 0,426 0,0 386,0 386,426">
            <text:p/>
          </draw:polygon>
          <draw:path draw:style-name="gr2" draw:text-style-name="P2" draw:layer="layout" svg:width="0.332cm" svg:height="0.436cm" svg:x="0.667cm" svg:y="2.794cm" svg:viewBox="0 0 333 437" svg:d="M137 109v-109l-137 11v31c70 0 78 6 78 56v264c0 44-11 44-78 44v31c39 0 84-3 112-3 42 0 87 0 126 3v-31h-20c-73 0-75-11-75-44v-155c0-98 42-185 117-185 6 0 9 0 11 0-2 0-22 14-22 40 0 28 20 42 42 42 17 0 42-12 42-42 0-34-31-62-73-62-73 0-109 67-123 109z">
            <text:p/>
          </draw:path>
        </draw:g>
        <draw:g>
          <svg:title>TexMaths</svg:title>
          <svg:desc>28§display§$Y$§svg§600§FALSE§</svg:desc>
          <draw:polygon draw:style-name="gr1" draw:text-style-name="P1" draw:layer="layout" svg:width="0.761cm" svg:height="0.671cm" svg:x="26.67cm" svg:y="2.63cm" svg:viewBox="0 0 762 672" draw:points="381,672 0,672 0,0 762,0 762,672">
            <text:p/>
          </draw:polygon>
          <draw:path draw:style-name="gr2" draw:text-style-name="P2" draw:layer="layout" svg:width="0.719cm" svg:height="0.674cm" svg:x="26.681cm" svg:y="2.62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u_k$§svg§600§FALSE§</svg:desc>
          <draw:polygon draw:style-name="gr1" draw:text-style-name="P1" draw:layer="layout" svg:width="0.979cm" svg:height="0.571cm" svg:x="10.668cm" svg:y="3.062cm" svg:viewBox="0 0 980 572" draw:points="490,572 0,572 0,0 980,0 980,572">
            <text:p/>
          </draw:polygon>
          <draw:path draw:style-name="gr2" draw:text-style-name="P2" draw:layer="layout" svg:width="0.497cm" svg:height="0.447cm" svg:x="10.699cm" svg:y="3.048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341cm" svg:height="0.487cm" svg:x="11.264cm" svg:y="3.154cm" svg:viewBox="0 0 342 488" svg:d="M165 20c0 0 3-9 3-12 0-2-3-8-11-8-14 0-70 6-90 6-5 2-14 2-14 16 0 12 9 12 17 12 34 0 34 2 34 8s0 11-3 17l-98 392c-3 11-3 14-3 14 0 11 8 23 22 23 20 0 28-14 34-28 0-3 31-127 34-135 50 6 89 20 89 56 0 3 0 8-3 14-2 11-2 14-2 22 0 48 42 71 75 71 67 0 87-104 87-107 0-8-8-8-11-8-9 0-11 2-14 16-9 31-28 79-62 79-17 0-22-17-22-37 0-11 0-11 3-30 0 0 2-14 2-20 0-62-81-73-112-76 20-11 48-33 59-44 34-34 70-65 109-65 9 0 17 0 23 9-31 2-37 28-37 39 0 14 12 25 28 25 20 0 40-17 40-45 0-22-17-47-54-47-39 0-75 28-112 58-28 28-50 51-81 62z">
            <text:p/>
          </draw:path>
        </draw:g>
        <draw:line draw:style-name="gr16" draw:text-style-name="P5" draw:layer="layout" svg:x1="25.908cm" svg:y1="3.71cm" svg:x2="27.686cm" svg:y2="3.71cm">
          <text:p/>
        </draw:line>
        <draw:custom-shape draw:style-name="gr19" draw:text-style-name="P6" draw:layer="layout" svg:width="1.524cm" svg:height="1.456cm" svg:x="21.84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FALSE§</svg:desc>
          <draw:polygon draw:style-name="gr1" draw:text-style-name="P1" draw:layer="layout" svg:width="1.181cm" svg:height="0.819cm" svg:x="22.033cm" svg:y="3.428cm" svg:viewBox="0 0 1182 820" draw:points="591,820 0,820 0,0 1182,0 1182,820">
            <text:p/>
          </draw:polygon>
          <draw:path draw:style-name="gr2" draw:text-style-name="P2" draw:layer="layout" svg:width="0.671cm" svg:height="0.718cm" svg:x="22.089cm" svg:y="3.403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2" draw:text-style-name="P2" draw:layer="layout" svg:width="0.355cm" svg:height="0.486cm" svg:x="22.845cm" svg:y="3.767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23.368cm" svg:y1="3.81cm" svg:x2="24.384cm" svg:y2="3.81cm">
          <text:p/>
        </draw:line>
        <draw:custom-shape draw:style-name="gr22" draw:text-style-name="P6" draw:layer="layout" svg:width="1.778cm" svg:height="1.456cm" svg:x="19.2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[\cdot]$§svg§600§TRUE§</svg:desc>
          <draw:polygon draw:style-name="gr23" draw:text-style-name="P12" draw:layer="layout" svg:width="1.553cm" svg:height="0.982cm" svg:x="19.366cm" svg:y="3.305cm" svg:viewBox="0 0 1554 983" draw:points="778,983 0,983 0,0 1554,0 1554,983">
            <text:p/>
          </draw:polygon>
          <draw:path draw:style-name="gr2" draw:text-style-name="P2" draw:layer="layout" svg:width="0.674cm" svg:height="0.674cm" svg:x="19.4cm" svg:y="3.36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2" draw:text-style-name="P2" draw:layer="layout" svg:width="0.136cm" svg:height="0.985cm" svg:x="20.217cm" svg:y="3.302cm" svg:viewBox="0 0 137 986" draw:points="137,986 137,947 39,947 39,39 137,39 137,0 0,0 0,986">
            <text:p/>
          </draw:polygon>
          <draw:path draw:style-name="gr2" draw:text-style-name="P2" draw:layer="layout" svg:width="0.105cm" svg:height="0.105cm" svg:x="20.458cm" svg:y="3.742cm" svg:viewBox="0 0 106 106" svg:d="M106 53c0-28-22-53-53-53-28 0-53 25-53 53 0 31 25 53 53 53 31 0 53-22 53-53z">
            <text:p/>
          </draw:path>
          <draw:polygon draw:style-name="gr2" draw:text-style-name="P2" draw:layer="layout" svg:width="0.136cm" svg:height="0.985cm" svg:x="20.668cm" svg:y="3.302cm" svg:viewBox="0 0 137 986" draw:points="137,0 0,0 0,39 98,39 98,947 0,947 0,986 137,986">
            <text:p/>
          </draw:polygon>
        </draw:g>
        <draw:line draw:style-name="gr24" draw:text-style-name="P5" draw:layer="layout" svg:x1="18.796cm" svg:y1="2.794cm" svg:x2="26.416cm" svg:y2="2.794cm">
          <text:p/>
        </draw:line>
        <draw:frame draw:style-name="gr25" draw:text-style-name="P13" draw:layer="layout" svg:width="2.547cm" svg:height="2.215cm" svg:x="21.336cm" svg:y="0.833cm">
          <draw:text-box>
            <text:p><text:span text:style-name="T2">PLANT</text:span></text:p>
          </draw:text-box>
        </draw:frame>
        <draw:custom-shape draw:style-name="gr26" draw:text-style-name="P11" draw:layer="layout" svg:width="7.62cm" svg:height="3.048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268cm" svg:y1="3.81cm" svg:x2="13.026cm" svg:y2="3.81cm">
          <text:p/>
        </draw:line>
        <draw:custom-shape draw:style-name="gr27" draw:text-style-name="P6" draw:layer="layout" svg:width="1.901cm" svg:height="1.456cm" svg:x="13.036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$z^{-1}$§svg§600§TRUE§</svg:desc>
          <draw:polygon draw:style-name="gr23" draw:text-style-name="P12" draw:layer="layout" svg:width="1.132cm" svg:height="0.628cm" svg:x="10.351cm" svg:y="4.805cm" svg:viewBox="0 0 1133 629" draw:points="568,629 0,629 0,0 1133,0 1133,629">
            <text:p/>
          </draw:polygon>
          <draw:path draw:style-name="gr2" draw:text-style-name="P2" draw:layer="layout" svg:width="0.289cm" svg:height="0.333cm" svg:x="10.373cm" svg:y="5.1cm" svg:viewBox="0 0 290 334" svg:d="M282 24c6-9 6-11 6-13 0-11-4-11-20-11h-248l-9 125h20c4-79 20-107 105-107h88l-217 292c-7 9-7 11-7 15 0 9 4 9 20 9h257l13-145h-19c-7 93-22 128-113 128h-92z">
            <text:p/>
          </draw:path>
          <draw:path draw:style-name="gr2" draw:text-style-name="P2" draw:layer="layout" svg:width="0.366cm" svg:height="0.028cm" svg:x="10.751cm" svg:y="5.003cm" svg:viewBox="0 0 367 29" svg:d="M345 29c9 0 22 0 22-14 0-15-11-15-22-15h-323c-9 0-22 0-22 13 0 16 13 16 22 16z">
            <text:p/>
          </draw:path>
          <draw:path draw:style-name="gr2" draw:text-style-name="P2" draw:layer="layout" svg:width="0.199cm" svg:height="0.36cm" svg:x="11.233cm" svg:y="4.794cm" svg:viewBox="0 0 200 361" svg:d="M123 15c0-15 0-15-15-15-35 35-86 35-108 35v20c13 0 48 0 79-15v277c0 17 0 24-55 24h-20v20c9 0 77-3 97-3 18 0 86 3 99 3v-20h-22c-55 0-55-7-55-24z">
            <text:p/>
          </draw:path>
        </draw:g>
        <draw:custom-shape draw:style-name="gr28" draw:text-style-name="P6" draw:layer="layout" svg:width="2.032cm" svg:height="1.456cm" svg:x="15.7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^{-1}$§svg§600§TRUE§</svg:desc>
          <draw:polygon draw:style-name="gr23" draw:text-style-name="P12" draw:layer="layout" svg:width="1.741cm" svg:height="0.8cm" svg:x="16.003cm" svg:y="3.318cm" svg:viewBox="0 0 1742 801" draw:points="871,801 0,801 0,0 1742,0 1742,801">
            <text:p/>
          </draw:polygon>
          <draw:path draw:style-name="gr2" draw:text-style-name="P2" draw:layer="layout" svg:width="0.674cm" svg:height="0.674cm" svg:x="16.037cm" svg:y="3.444cm" svg:viewBox="0 0 675 675" svg:d="M574 78c0-36 0-47 79-47h22v-31c-34 3-106 3-146 3-36 0-112 0-145-3v31h22c79 0 79 11 79 47v230h-295v-230c0-36 0-47 79-47h22v-31c-33 3-106 3-145 3-37 0-112 0-146-3v31h22c79 0 79 11 79 47v521c0 34 0 45-79 45h-22v31c34-3 106-3 146-3 36 0 112 0 145 3v-31h-22c-79 0-79-11-79-45v-260h295v260c0 34 0 45-79 45h-22v31c33-3 106-3 145-3 37 0 112 0 146 3v-31h-22c-79 0-79-11-79-45z">
            <text:p/>
          </draw:path>
          <draw:path draw:style-name="gr2" draw:text-style-name="P2" draw:layer="layout" svg:width="0.467cm" svg:height="0.035cm" svg:x="16.812cm" svg:y="3.57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7.426cm" svg:y="3.304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29" draw:text-style-name="P5" draw:layer="layout" svg:x1="11.484cm" svg:y1="5.18cm" svg:x2="12.138cm" svg:y2="5.18cm">
          <text:p/>
        </draw:line>
        <draw:line draw:style-name="gr30" draw:text-style-name="P5" draw:layer="layout" svg:x1="12.138cm" svg:y1="5.18cm" svg:x2="12.138cm" svg:y2="3.81cm">
          <text:p/>
        </draw:line>
        <draw:line draw:style-name="gr30" draw:text-style-name="P5" draw:layer="layout" svg:x1="10.414cm" svg:y1="5.18cm" svg:x2="9.652cm" svg:y2="5.18cm">
          <text:p/>
        </draw:line>
        <draw:line draw:style-name="gr16" draw:text-style-name="P5" draw:layer="layout" svg:x1="9.652cm" svg:y1="5.18cm" svg:x2="9.652cm" svg:y2="4.418cm">
          <text:p/>
        </draw:line>
        <draw:g>
          <svg:title>TexMaths</svg:title>
          <svg:desc>28§display§$G^{-1}_{d}$§svg§600§TRUE§</svg:desc>
          <draw:polygon draw:style-name="gr23" draw:text-style-name="P12" draw:layer="layout" svg:width="1.774cm" svg:height="1.161cm" svg:x="13.064cm" svg:y="3.216cm" svg:viewBox="0 0 1775 1162" draw:points="888,1162 0,1162 0,0 1775,0 1775,1162">
            <text:p/>
          </draw:polygon>
          <draw:path draw:style-name="gr2" draw:text-style-name="P2" draw:layer="layout" svg:width="0.671cm" svg:height="0.718cm" svg:x="13.12cm" svg:y="3.38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2" draw:text-style-name="P2" draw:layer="layout" svg:width="0.467cm" svg:height="0.035cm" svg:x="13.907cm" svg:y="3.468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4.52cm" svg:y="3.202cm" svg:viewBox="0 0 255 459" svg:d="M157 20c0-20 0-20-20-20-45 45-109 45-137 45v25c17 0 62 0 101-20v353c0 22 0 31-70 31h-25v25c11 0 98-3 123-3 22 0 109 3 126 3v-25h-28c-70 0-70-9-70-31z">
            <text:p/>
          </draw:path>
          <draw:path draw:style-name="gr2" draw:text-style-name="P2" draw:layer="layout" svg:width="0.355cm" svg:height="0.486cm" svg:x="13.876cm" svg:y="3.899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7.138cm" svg:y1="3.81cm" svg:x2="8.998cm" svg:y2="3.81cm">
          <text:p/>
        </draw:line>
        <draw:g>
          <svg:title>TexMaths</svg:title>
          <svg:desc>28§display§$\Delta u_k$§svg§600§TRUE§</svg:desc>
          <draw:polygon draw:style-name="gr23" draw:text-style-name="P12" draw:layer="layout" svg:width="1.813cm" svg:height="0.82cm" svg:x="7.184cm" svg:y="2.73cm" svg:viewBox="0 0 1814 821" draw:points="907,821 0,821 0,0 1814,0 1814,821">
            <text:p/>
          </draw:polygon>
          <draw:path draw:style-name="gr2" draw:text-style-name="P2" draw:layer="layout" svg:width="0.727cm" svg:height="0.708cm" svg:x="7.232cm" svg:y="2.696cm" svg:viewBox="0 0 728 709" svg:d="M389 17c-5-11-8-17-25-17s-20 6-25 17l-333 672c-6 9-6 9-6 11 0 9 6 9 22 9h686c14 0 20 0 20-9 0-2 0-2-3-11zM333 98l266 535h-532z">
            <text:p/>
          </draw:path>
          <draw:path draw:style-name="gr2" draw:text-style-name="P2" draw:layer="layout" svg:width="0.508cm" svg:height="0.447cm" svg:x="8.029cm" svg:y="2.965cm" svg:viewBox="0 0 509 448" svg:d="M316 384c12 39 48 64 90 64 34 0 56-22 73-53 16-36 30-98 30-98 0-11-11-11-14-11-8 0-8 5-14 19-11 54-30 121-72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341cm" svg:height="0.486cm" svg:x="8.614cm" svg:y="3.06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9-37 40 0 14 12 25 28 25 20 0 40-17 40-45 0-22-17-48-54-48-39 0-75 28-112 59-28 28-50 51-81 62z">
            <text:p/>
          </draw:path>
        </draw:g>
        <draw:frame draw:style-name="gr31" draw:text-style-name="P15" draw:layer="layout" svg:width="4.833cm" svg:height="3.197cm" svg:x="2.305cm" svg:y="1.575cm">
          <draw:text-box>
            <text:p text:style-name="P14"><text:span text:style-name="T2">Observer + </text:span></text:p>
            <text:p text:style-name="P14"><text:span text:style-name="T2">MPC/Lin. Fdbk </text:span></text:p>
          </draw:text-box>
        </draw:frame>
        <draw:line draw:style-name="gr16" draw:text-style-name="P5" draw:layer="layout" svg:x1="0.762cm" svg:y1="4.318cm" svg:x2="2.222cm" svg:y2="4.318cm">
          <text:p/>
        </draw:line>
        <draw:line draw:style-name="gr32" draw:text-style-name="P5" draw:layer="layout" svg:x1="0.762cm" svg:y1="4.318cm" svg:x2="0.762cm" svg:y2="6.696cm">
          <text:p/>
        </draw:line>
        <draw:line draw:style-name="gr30" draw:text-style-name="P5" draw:layer="layout" svg:x1="0.762cm" svg:y1="6.696cm" svg:x2="26.924cm" svg:y2="6.696cm">
          <text:p/>
        </draw:line>
        <draw:line draw:style-name="gr33" draw:text-style-name="P5" draw:layer="layout" svg:x1="26.924cm" svg:y1="3.71cm" svg:x2="26.924cm" svg:y2="6.696cm">
          <text:p/>
        </draw:lin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custom-shape draw:style-name="gr34" draw:text-style-name="P6" draw:layer="layout" svg:width="2.924cm" svg:height="1.964cm" svg:x="14.126cm" svg:y="1.8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.654cm" svg:height="1.964cm" svg:x="5.866cm" svg:y="1.90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564cm" svg:y1="2.91cm" svg:x2="5.866cm" svg:y2="2.91cm">
          <text:p/>
        </draw:line>
        <draw:g>
          <svg:title>TexMaths</svg:title>
          <svg:desc>28§display§$\mathcal{H}[\cdot]$§svg§600§TRUE§</svg:desc>
          <draw:polygon draw:style-name="gr37" draw:text-style-name="P17" draw:layer="layout" svg:width="1.553cm" svg:height="0.982cm" svg:x="6.412cm" svg:y="2.349cm" svg:viewBox="0 0 1554 983" draw:points="778,983 0,983 0,0 1554,0 1554,983">
            <text:p/>
          </draw:polygon>
          <draw:path draw:style-name="gr38" draw:text-style-name="P18" draw:layer="layout" svg:width="0.674cm" svg:height="0.674cm" svg:x="6.446cm" svg:y="2.413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38" draw:text-style-name="P18" draw:layer="layout" svg:width="0.136cm" svg:height="0.985cm" svg:x="7.263cm" svg:y="2.346cm" svg:viewBox="0 0 137 986" draw:points="137,986 137,947 39,947 39,39 137,39 137,0 0,0 0,986">
            <text:p/>
          </draw:polygon>
          <draw:path draw:style-name="gr38" draw:text-style-name="P18" draw:layer="layout" svg:width="0.105cm" svg:height="0.105cm" svg:x="7.504cm" svg:y="2.786cm" svg:viewBox="0 0 106 106" svg:d="M106 53c0-28-22-53-53-53-28 0-53 25-53 53 0 31 25 53 53 53 31 0 53-22 53-53z">
            <text:p/>
          </draw:path>
          <draw:polygon draw:style-name="gr38" draw:text-style-name="P18" draw:layer="layout" svg:width="0.136cm" svg:height="0.985cm" svg:x="7.714cm" svg:y="2.346cm" svg:viewBox="0 0 137 986" draw:points="137,0 0,0 0,39 98,39 98,947 0,947 0,986 137,986">
            <text:p/>
          </draw:polygon>
        </draw:g>
        <draw:g>
          <svg:title>TexMaths</svg:title>
          <svg:desc>28§display§$G_{vib}$§svg§600§TRUE§</svg:desc>
          <draw:polygon draw:style-name="gr39" draw:text-style-name="P19" draw:layer="layout" svg:width="1.811cm" svg:height="0.819cm" svg:x="14.764cm" svg:y="2.368cm" svg:viewBox="0 0 1812 820" draw:points="905,820 0,820 0,0 1812,0 1812,820">
            <text:p/>
          </draw:polygon>
          <draw:path draw:style-name="gr40" draw:text-style-name="P20" draw:layer="layout" svg:width="0.671cm" svg:height="0.719cm" svg:x="14.82cm" svg:y="2.343cm" svg:viewBox="0 0 672 720" svg:d="M532 636c11 19 51 58 62 58 8 0 8-5 8-22v-171c0-39 6-45 70-45v-30c-36 2-92 2-120 2-42 0-126 0-160-2v30h31c90 0 92 12 92 48v64c0 110-126 121-154 121-64 0-260-37-260-331s196-327 255-327c106 0 196 89 215 235 3 11 3 17 17 17s14-6 14-25v-236c0-16 0-22-11-22-3 0-6 0-14 11l-50 73c-31-31-85-84-183-84-184 0-344 157-344 358 0 202 157 362 347 362 70 0 152-28 185-84z">
            <text:p/>
          </draw:path>
          <draw:path draw:style-name="gr40" draw:text-style-name="P20" draw:layer="layout" svg:width="0.338cm" svg:height="0.313cm" svg:x="15.565cm" svg:y="2.881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40" draw:text-style-name="P20" draw:layer="layout" svg:width="0.212cm" svg:height="0.467cm" svg:x="15.982cm" svg:y="2.7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text-style-name="P20" draw:layer="layout" svg:width="0.282cm" svg:height="0.486cm" svg:x="16.274cm" svg:y="2.70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8§display§$u(k)$§svg§600§FALSE§</svg:desc>
          <draw:polygon draw:style-name="gr1" draw:text-style-name="P1" draw:layer="layout" svg:width="1.827cm" svg:height="0.982cm" svg:x="3.036cm" svg:y="1.811cm" svg:viewBox="0 0 1828 983" draw:points="913,983 0,983 0,0 1828,0 1828,983">
            <text:p/>
          </draw:polygon>
          <draw:path draw:style-name="gr2" draw:text-style-name="P2" draw:layer="layout" svg:width="0.497cm" svg:height="0.447cm" svg:x="3.067cm" svg:y="2.111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231cm" svg:height="0.985cm" svg:x="3.677cm" svg:y="1.8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3.991cm" svg:y="1.864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4.536cm" svg:y="1.8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y(k)$§svg§600§FALSE§</svg:desc>
          <draw:polygon draw:style-name="gr1" draw:text-style-name="P1" draw:layer="layout" svg:width="1.799cm" svg:height="0.982cm" svg:x="18.158cm" svg:y="1.554cm" svg:viewBox="0 0 1800 983" draw:points="899,983 0,983 0,0 1800,0 1800,983">
            <text:p/>
          </draw:polygon>
          <draw:path draw:style-name="gr2" draw:text-style-name="P2" draw:layer="layout" svg:width="0.483cm" svg:height="0.629cm" svg:x="18.178cm" svg:y="1.865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18.774cm" svg:y="1.55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19.085cm" svg:y="1.607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19.63cm" svg:y="1.55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41" draw:text-style-name="P6" draw:layer="layout" svg:width="2.316cm" svg:height="1.964cm" svg:x="10.13cm" svg:y="1.8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TRUE§</svg:desc>
          <draw:polygon draw:style-name="gr39" draw:text-style-name="P19" draw:layer="layout" svg:width="1.181cm" svg:height="0.819cm" svg:x="10.698cm" svg:y="2.336cm" svg:viewBox="0 0 1182 820" draw:points="591,820 0,820 0,0 1182,0 1182,820">
            <text:p/>
          </draw:polygon>
          <draw:path draw:style-name="gr40" draw:text-style-name="P20" draw:layer="layout" svg:width="0.671cm" svg:height="0.718cm" svg:x="10.754cm" svg:y="2.311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40" draw:text-style-name="P20" draw:layer="layout" svg:width="0.355cm" svg:height="0.486cm" svg:x="11.51cm" svg:y="2.675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36" draw:text-style-name="P5" draw:layer="layout" svg:x1="8.507cm" svg:y1="2.824cm" svg:x2="10.13cm" svg:y2="2.824cm">
          <text:p/>
        </draw:line>
        <draw:line draw:style-name="gr42" draw:text-style-name="P5" draw:layer="layout" svg:x1="12.478cm" svg:y1="2.824cm" svg:x2="14.101cm" svg:y2="2.824cm">
          <text:p/>
        </draw:line>
        <draw:line draw:style-name="gr36" draw:text-style-name="P5" draw:layer="layout" svg:x1="17.05cm" svg:y1="2.824cm" svg:x2="19.89cm" svg:y2="2.824cm">
          <text:p/>
        </draw:line>
        <draw:custom-shape draw:style-name="gr43" draw:text-style-name="P21" draw:layer="layout" svg:width="12.954cm" svg:height="4.348cm" svg:x="5.08cm" svg:y="1.02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5.08cm" svg:y1="4.372cm" svg:x2="18.034cm" svg:y2="4.372cm">
          <text:p/>
        </draw:line>
        <draw:frame draw:style-name="gr25" draw:text-style-name="P22" draw:layer="layout" svg:width="2.547cm" svg:height="2.215cm" svg:x="10.661cm" svg:y="3.302cm">
          <draw:text-box>
            <text:p><text:span text:style-name="T3">PLAN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946cm" svg:y="1.067cm" svg:viewBox="0 0 245 96" draw:points="123,96 0,96 0,0 245,0 245,96">
            <text:p/>
          </draw:polygon>
          <draw:path draw:style-name="gr46" draw:text-style-name="P2" draw:layer="layout" svg:width="0.214cm" svg:height="0.014cm" svg:x="2.975cm" svg:y="1.0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6cm 6.8728020512849cm)" svg:viewBox="0 0 7124 3109" draw:points="0,2509 5775,0 7124,3109">
          <text:p/>
        </draw:polyline>
        <draw:custom-shape draw:style-name="gr48" draw:text-style-name="P4" draw:layer="layout" svg:width="1.346cm" svg:height="0.076cm" svg:x="2.851cm" svg:y="2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5.537cm" svg:height="0.685cm" draw:transform="rotate (3.06148204092325) translate (9.46177163449276cm 3.47680542489698cm)" svg:viewBox="0 0 5538 686" draw:points="0,440 5483,0 5507,297 5538,686">
          <text:p/>
        </draw:polyline>
        <draw:polyline draw:style-name="gr49" draw:text-style-name="P5" draw:layer="layout" svg:width="4.476cm" svg:height="1.46cm" draw:transform="rotate (2.79078147393893) translate (6.75894845886296cm 5.18192031525723cm)" svg:viewBox="0 0 4477 1461" draw:points="0,1461 3992,0 4477,1377">
          <text:p/>
        </draw:polyline>
        <draw:line draw:style-name="gr50" draw:text-style-name="P5" draw:layer="layout" svg:x1="3.505cm" svg:y1="2.255cm" svg:x2="3.505cm" svg:y2="1.191cm">
          <text:p/>
        </draw:line>
        <draw:custom-shape draw:style-name="gr51" draw:text-style-name="P6" draw:layer="layout" svg:width="2.607cm" svg:height="1.024cm" svg:x="7.261cm" svg:y="3.6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11.412cm" svg:height="5.014cm" draw:transform="skewX (6.50862675001703E-017) rotate (-2.6778586713349) translate (22.3197603248423cm 3.95298619507317cm)" svg:viewBox="0 0 11413 5015" draw:points="0,2767 1384,0 11413,5015">
          <text:p/>
        </draw:polyline>
        <draw:line draw:style-name="gr52" draw:text-style-name="P5" draw:layer="layout" svg:x1="9.616cm" svg:y1="0.896cm" svg:x2="10.8cm" svg:y2="0.896cm">
          <text:p/>
        </draw:line>
        <draw:polyline draw:style-name="gr49" draw:text-style-name="P5" draw:layer="layout" svg:width="2.934cm" svg:height="1.786cm" draw:transform="rotate (-2.21813894635959) translate (12.2398661247192cm 1.9559829281105cm)" svg:viewBox="0 0 2935 1787" draw:points="0,1787 2364,0 2935,755">
          <text:p/>
        </draw:polyline>
        <draw:custom-shape draw:style-name="gr53" draw:text-style-name="P23" draw:layer="layout" svg:width="1.53cm" svg:height="1.146cm" svg:x="4.566cm" svg:y="0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9.497cm" svg:y="2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9.613cm" svg:y="2.852cm" svg:viewBox="0 0 493 292" draw:points="247,292 0,292 0,0 493,0 493,292">
            <text:p/>
          </draw:polygon>
          <draw:path draw:style-name="gr46" draw:text-style-name="P2" draw:layer="layout" svg:width="0.131cm" svg:height="0.151cm" svg:x="9.623cm" svg:y="2.991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9.795cm" svg:y="2.948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10.016cm" svg:y="2.852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8.066cm" svg:y="0.424cm" svg:viewBox="0 0 634 308" draw:points="317,308 0,308 0,0 634,0 634,308">
            <text:p/>
          </draw:polygon>
          <draw:path draw:style-name="gr46" draw:text-style-name="P2" draw:layer="layout" svg:width="0.259cm" svg:height="0.252cm" svg:x="8.083cm" svg:y="0.4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8.369cm" svg:y="0.5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8.578cm" svg:y="0.5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6" draw:text-style-name="P5" draw:layer="layout" svg:x1="20.638cm" svg:y1="1.478cm" svg:x2="21.624cm" svg:y2="1.478cm">
          <text:p/>
        </draw:line>
        <draw:g>
          <svg:title>TexMaths</svg:title>
          <svg:desc>10§display§$y_k$§svg§600§FALSE§</svg:desc>
          <draw:polygon draw:style-name="gr55" draw:text-style-name="P1" draw:layer="layout" svg:width="0.325cm" svg:height="0.223cm" svg:x="20.994cm" svg:y="1.117cm" svg:viewBox="0 0 326 224" draw:points="163,224 0,224 0,0 326,0 326,224">
            <text:p/>
          </draw:polygon>
          <draw:path draw:style-name="gr46" draw:text-style-name="P2" draw:layer="layout" svg:width="0.172cm" svg:height="0.223cm" svg:x="21cm" svg:y="1.117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21.198cm" svg:y="1.1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777cm" svg:y1="0.878cm" svg:x2="4.572cm" svg:y2="0.878cm">
          <text:p/>
        </draw:line>
        <draw:custom-shape draw:style-name="gr57" draw:text-style-name="P6" draw:layer="layout" svg:width="1.016cm" svg:height="0.762cm" draw:transform="rotate (-1.5707963267949) translate (2.667cm 0.3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948cm" svg:y="0.762cm" svg:viewBox="0 0 408 296" draw:points="204,296 0,296 0,0 408,0 408,296">
            <text:p/>
          </draw:polygon>
          <draw:path draw:style-name="gr46" draw:text-style-name="P2" draw:layer="layout" svg:width="0.24cm" svg:height="0.24cm" svg:x="1.959cm" svg:y="0.7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25cm" svg:y="0.908cm" svg:viewBox="0 0 98 10" draw:points="98,10 98,0 0,0 0,10">
            <text:p/>
          </draw:polygon>
          <draw:path draw:style-name="gr46" draw:text-style-name="P2" draw:layer="layout" svg:width="0.132cm" svg:height="0.111cm" svg:x="2.223cm" svg:y="0.9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667cm" svg:y1="0.889cm" svg:x2="3.226cm" svg:y2="0.889cm">
          <text:p/>
        </draw:line>
        <draw:line draw:style-name="gr49" draw:text-style-name="P5" draw:layer="layout" svg:x1="0.108cm" svg:y1="0.878cm" svg:x2="0.743cm" svg:y2="0.878cm">
          <text:p/>
        </draw:line>
        <draw:line draw:style-name="gr49" draw:text-style-name="P5" draw:layer="layout" svg:x1="1.273cm" svg:y1="0.878cm" svg:x2="1.908cm" svg:y2="0.878cm">
          <text:p/>
        </draw:line>
        <draw:frame draw:style-name="gr58" draw:text-style-name="P24" draw:layer="layout" svg:width="3.771cm" svg:height="1.963cm" svg:x="7.475cm" svg:y="3.8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5.506cm" svg:y="3.435cm" svg:viewBox="0 0 341 300" draw:points="171,300 0,300 0,0 341,0 341,300">
            <text:p/>
          </draw:polygon>
          <draw:polygon draw:style-name="gr46" draw:text-style-name="P2" draw:layer="layout" svg:width="0.093cm" svg:height="0.054cm" svg:x="5.569cm" svg:y="3.435cm" svg:viewBox="0 0 94 55" draw:points="47,0 0,49 6,55 47,18 88,55 94,49">
            <text:p/>
          </draw:polygon>
          <draw:path draw:style-name="gr46" draw:text-style-name="P2" draw:layer="layout" svg:width="0.175cm" svg:height="0.159cm" svg:x="5.516cm" svg:y="3.5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5.725cm" svg:y="3.5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4.0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4.0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1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2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7.832cm" svg:y="2.751cm" svg:viewBox="0 0 486 248" draw:points="243,248 0,248 0,0 486,0 486,248">
            <text:p/>
          </draw:polygon>
          <draw:path draw:style-name="gr46" draw:text-style-name="P2" draw:layer="layout" svg:width="0.175cm" svg:height="0.159cm" svg:x="7.842cm" svg:y="2.7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8.045cm" svg:y="2.8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8.221cm" svg:y="2.8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line draw:style-name="gr49" draw:text-style-name="P5" draw:layer="layout" svg:x1="9.296cm" svg:y1="3.038cm" svg:x2="9.296cm" svg:y2="1.18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3.626cm" svg:y="1.165cm" svg:viewBox="0 0 254 235" draw:points="127,235 0,235 0,0 254,0 254,235">
            <text:p/>
          </draw:polygon>
          <draw:path draw:style-name="gr46" draw:text-style-name="P2" draw:layer="layout" svg:width="0.233cm" svg:height="0.234cm" svg:x="3.646cm" svg:y="1.1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5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5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10.162cm" svg:y="0.616cm" svg:viewBox="0 0 342 211" draw:points="171,211 0,211 0,0 342,0 342,211">
            <text:p/>
          </draw:polygon>
          <draw:path draw:style-name="gr46" draw:text-style-name="P2" draw:layer="layout" svg:width="0.181cm" svg:height="0.159cm" svg:x="10.172cm" svg:y="0.6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10.382cm" svg:y="0.6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3.767cm" svg:y1="1.503cm" svg:x2="14.275cm" svg:y2="1.503cm">
          <text:p/>
        </draw:line>
        <draw:custom-shape draw:style-name="gr60" draw:text-style-name="P10" draw:layer="layout" svg:width="4.832cm" svg:height="0.554cm" svg:x="15.976cm" svg:y="0.20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6.952cm" svg:y1="1.51cm" svg:x2="17.423cm" svg:y2="1.51cm">
          <text:p/>
        </draw:line>
        <draw:line draw:style-name="gr59" draw:text-style-name="P5" draw:layer="layout" svg:x1="15.162cm" svg:y1="1.503cm" svg:x2="15.997cm" svg:y2="1.503cm">
          <text:p/>
        </draw:line>
        <draw:g>
          <svg:title>TexMaths</svg:title>
          <svg:desc>10§display§$G_{vib}$§svg§600§TRUE§</svg:desc>
          <draw:polygon draw:style-name="gr45" draw:text-style-name="P12" draw:layer="layout" svg:width="0.641cm" svg:height="0.303cm" svg:x="19.92cm" svg:y="1.407cm" svg:viewBox="0 0 642 304" draw:points="321,304 0,304 0,0 642,0 642,304">
            <text:p/>
          </draw:polygon>
          <draw:path draw:style-name="gr46" draw:text-style-name="P2" draw:layer="layout" svg:width="0.238cm" svg:height="0.255cm" svg:x="19.94cm" svg:y="1.4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20.207cm" svg:y="1.5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20.357cm" svg:y="1.5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20.461cm" svg:y="1.5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8.816cm" svg:y="1.401cm" svg:viewBox="0 0 418 304" draw:points="209,304 0,304 0,0 418,0 418,304">
            <text:p/>
          </draw:polygon>
          <draw:path draw:style-name="gr46" draw:text-style-name="P2" draw:layer="layout" svg:width="0.238cm" svg:height="0.255cm" svg:x="18.836cm" svg:y="1.4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9.107cm" svg:y="1.5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g>
          <svg:title>TexMaths</svg:title>
          <svg:desc>10§display§$\mathbf{S}[\cdot]$§svg§600§TRUE§</svg:desc>
          <draw:polygon draw:style-name="gr45" draw:text-style-name="P12" draw:layer="layout" svg:width="0.446cm" svg:height="0.351cm" svg:x="16.297cm" svg:y="1.364cm" svg:viewBox="0 0 447 352" draw:points="223,352 0,352 0,0 447,0 447,352">
            <text:p/>
          </draw:polygon>
          <draw:path draw:style-name="gr46" draw:text-style-name="P2" draw:layer="layout" svg:width="0.156cm" svg:height="0.255cm" svg:x="16.317cm" svg:y="1.3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olygon draw:style-name="gr46" draw:text-style-name="P2" draw:layer="layout" svg:width="0.048cm" svg:height="0.351cm" svg:x="16.534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6.62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6.695cm" svg:y="1.364cm" svg:viewBox="0 0 49 352" draw:points="49,0 0,0 0,14 34,14 34,338 0,338 0,352 49,352">
            <text:p/>
          </draw:polygon>
        </draw:g>
        <draw:line draw:style-name="gr61" draw:text-style-name="P5" draw:layer="layout" svg:x1="15.976cm" svg:y1="0.762cm" svg:x2="20.808cm" svg:y2="0.762cm">
          <text:p/>
        </draw:line>
        <draw:custom-shape draw:style-name="gr62" draw:text-style-name="P11" draw:layer="layout" svg:width="4.832cm" svg:height="2.216cm" svg:x="15.976cm" svg:y="0.2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7.937cm" svg:y="-0.384cm">
          <draw:text-box>
            <text:p><text:span text:style-name="T5">PLANT</text:span></text:p>
          </draw:text-box>
        </draw:frame>
        <draw:frame draw:style-name="gr64" draw:text-style-name="P26" draw:layer="layout" svg:width="2.181cm" svg:height="1.883cm" svg:x="4.363cm" svg:y="-0.4cm">
          <draw:text-box>
            <text:p text:style-name="P14"><text:span text:style-name="T5">MPC/</text:span></text:p>
            <text:p text:style-name="P14"><text:span text:style-name="T5">state fdbk</text:span></text:p>
          </draw:text-box>
        </draw:frame>
        <draw:custom-shape draw:style-name="gr65" draw:text-style-name="P23" draw:layer="layout" svg:width="1.27cm" svg:height="1.07cm" svg:x="6.731cm" svg:y="0.295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6.752cm" svg:y1="1.211cm" svg:x2="7.157cm" svg:y2="1.211cm">
            <text:p/>
          </draw:line>
          <draw:line draw:style-name="gr66" draw:text-style-name="P5" draw:layer="layout" svg:x1="7.563cm" svg:y1="0.549cm" svg:x2="7.968cm" svg:y2="0.549cm">
            <text:p/>
          </draw:line>
          <draw:line draw:style-name="gr66" draw:text-style-name="P5" draw:layer="layout" svg:x1="7.157cm" svg:y1="1.211cm" svg:x2="7.562cm" svg:y2="0.549cm">
            <text:p/>
          </draw:line>
        </draw:g>
        <draw:line draw:style-name="gr49" draw:text-style-name="P5" draw:layer="layout" svg:x1="8.001cm" svg:y1="0.878cm" svg:x2="9.017cm" svg:y2="0.878cm">
          <text:p/>
        </draw:line>
        <draw:line draw:style-name="gr67" draw:text-style-name="P5" draw:layer="layout" svg:x1="6.091cm" svg:y1="0.857cm" svg:x2="6.726cm" svg:y2="0.857cm">
          <text:p/>
        </draw:line>
        <draw:custom-shape draw:style-name="gr68" draw:text-style-name="P10" draw:layer="layout" svg:width="4.369cm" svg:height="0.554cm" svg:x="10.946cm" svg:y="0.2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10.946cm" svg:y1="0.762cm" svg:x2="15.315cm" svg:y2="0.762cm">
          <text:p/>
        </draw:line>
        <draw:custom-shape draw:style-name="gr69" draw:text-style-name="P11" draw:layer="layout" svg:width="4.369cm" svg:height="2.216cm" svg:x="10.946cm" svg:y="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11.364cm" svg:y="-0.4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7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7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10.8cm" svg:y1="3.013cm" svg:x2="10.246cm" svg:y2="3.0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1.0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1.0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8.763cm" svg:y="1.033cm" svg:viewBox="0 0 254 235" draw:points="127,235 0,235 0,0 254,0 254,235">
            <text:p/>
          </draw:polygon>
          <draw:path draw:style-name="gr46" draw:text-style-name="P2" draw:layer="layout" svg:width="0.233cm" svg:height="0.234cm" svg:x="8.783cm" svg:y="1.0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9.398cm" svg:y="1.171cm" svg:viewBox="0 0 254 235" draw:points="127,235 0,235 0,0 254,0 254,235">
            <text:p/>
          </draw:polygon>
          <draw:path draw:style-name="gr46" draw:text-style-name="P2" draw:layer="layout" svg:width="0.233cm" svg:height="0.234cm" svg:x="9.418cm" svg:y="1.1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897cm" svg:y="0.405cm" svg:viewBox="0 0 453 300" draw:points="227,300 0,300 0,0 453,0 453,300">
            <text:p/>
          </draw:polygon>
          <draw:polygon draw:style-name="gr46" draw:text-style-name="P2" draw:layer="layout" svg:width="0.127cm" svg:height="0.011cm" svg:x="3.943cm" svg:y="0.405cm" svg:viewBox="0 0 128 12" draw:points="128,12 128,0 0,0 0,12">
            <text:p/>
          </draw:polygon>
          <draw:path draw:style-name="gr46" draw:text-style-name="P2" draw:layer="layout" svg:width="0.175cm" svg:height="0.159cm" svg:x="3.907cm" svg:y="0.457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4.115cm" svg:y="0.556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4.253cm" svg:y="0.58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3.243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3.378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3.399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>
          <draw:custom-shape draw:style-name="gr71" draw:text-style-name="P11" draw:layer="layout" svg:width="0.54cm" svg:height="0.54cm" svg:x="9.044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9.179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9.2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2" draw:text-style-name="P11" draw:layer="layout" svg:width="0.799cm" svg:height="0.711cm" svg:x="16.153cm" svg:y="1.1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0.762cm" svg:height="0.7cm" svg:x="18.6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7.568cm" svg:y="1.364cm" svg:viewBox="0 0 515 352" draw:points="258,352 0,352 0,0 515,0 515,352">
            <text:p/>
          </draw:polygon>
          <draw:path draw:style-name="gr46" draw:text-style-name="P2" draw:layer="layout" svg:width="0.24cm" svg:height="0.24cm" svg:x="17.579cm" svg:y="1.38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7.873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7.959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8.034cm" svg:y="1.36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7.423cm" svg:y="1.1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8.244cm" svg:y1="1.51cm" svg:x2="18.715cm" svg:y2="1.51cm">
          <text:p/>
        </draw:line>
        <draw:line draw:style-name="gr49" draw:text-style-name="P5" draw:layer="layout" svg:x1="19.436cm" svg:y1="1.51cm" svg:x2="19.907cm" svg:y2="1.51cm">
          <text:p/>
        </draw:line>
        <draw:custom-shape draw:style-name="gr73" draw:text-style-name="P11" draw:layer="layout" svg:width="0.762cm" svg:height="0.7cm" svg:x="19.8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S}{\raisebox{1.15ex}{$\scriptscriptstyle-\-1}[\cdot]$§svg§600§TRUE§</svg:desc>
          <draw:polygon draw:style-name="gr45" draw:text-style-name="P12" draw:layer="layout" svg:width="0.756cm" svg:height="0.379cm" svg:x="14.35cm" svg:y="1.365cm" svg:viewBox="0 0 757 380" draw:points="379,380 0,380 0,0 757,0 757,380">
            <text:p/>
          </draw:polygon>
          <draw:path draw:style-name="gr46" draw:text-style-name="P2" draw:layer="layout" svg:width="0.156cm" svg:height="0.255cm" svg:x="14.37cm" svg:y="1.40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ath draw:style-name="gr46" draw:text-style-name="P2" draw:layer="layout" svg:width="0.134cm" svg:height="0.009cm" svg:x="14.573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4.761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4.897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4.983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058cm" svg:y="1.392cm" svg:viewBox="0 0 49 352" draw:points="49,0 0,0 0,14 34,14 34,338 0,338 0,352 49,352">
            <text:p/>
          </draw:polygon>
        </draw:g>
        <draw:custom-shape draw:style-name="gr74" draw:text-style-name="P11" draw:layer="layout" svg:width="0.889cm" svg:height="0.711cm" svg:x="14.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{\raisebox{1.15ex}{$\scriptscriptstyle-\-1}[\cdot]$§svg§600§TRUE§</svg:desc>
          <draw:polygon draw:style-name="gr45" draw:text-style-name="P12" draw:layer="layout" svg:width="0.825cm" svg:height="0.379cm" svg:x="12.895cm" svg:y="1.365cm" svg:viewBox="0 0 826 380" draw:points="413,380 0,380 0,0 826,0 826,380">
            <text:p/>
          </draw:polygon>
          <draw:path draw:style-name="gr46" draw:text-style-name="P2" draw:layer="layout" svg:width="0.24cm" svg:height="0.24cm" svg:x="12.906cm" svg:y="1.416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3.187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374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51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597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672cm" svg:y="1.392cm" svg:viewBox="0 0 49 352" draw:points="49,0 0,0 0,14 34,14 34,338 0,338 0,352 49,352">
            <text:p/>
          </draw:polygon>
        </draw:g>
        <draw:custom-shape draw:style-name="gr75" draw:text-style-name="P11" draw:layer="layout" svg:width="0.94cm" svg:height="0.711cm" svg:x="12.85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d{\raisebox{1.15ex}{$\scriptscriptstyle-\-1}$§svg§600§TRUE§</svg:desc>
          <draw:polygon draw:style-name="gr45" draw:text-style-name="P12" draw:layer="layout" svg:width="0.727cm" svg:height="0.346cm" svg:x="11.5cm" svg:y="1.366cm" svg:viewBox="0 0 728 347" draw:points="364,347 0,347 0,0 728,0 728,347">
            <text:p/>
          </draw:polygon>
          <draw:path draw:style-name="gr46" draw:text-style-name="P2" draw:layer="layout" svg:width="0.238cm" svg:height="0.255cm" svg:x="11.52cm" svg:y="1.409cm" svg:viewBox="0 0 239 256" svg:d="M190 226c4 8 18 22 22 22 3 0 3-3 3-8v-62c0-13 2-15 24-15v-11c-13 1-32 2-42 2-15 0-45 0-57-2v11h11c31 0 33 4 33 17v22c0 40-45 43-55 43-23 0-93-12-93-117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6cm" svg:height="0.173cm" svg:x="11.791cm" svg:y="1.539cm" svg:viewBox="0 0 127 174" svg:d="M126 7c0 0 1-3 1-4s-1-3-4-3c-5 0-25 2-31 2-2 0-6 1-6 6 0 4 4 4 7 4 12 0 12 2 12 3 0 2-1 3-2 6l-13 56c-6-8-14-15-26-15-32 0-64 36-64 71 0 24 16 41 38 41 12 0 24-8 35-17 5 14 19 17 25 17 9 0 15-5 20-13 5-10 8-24 8-25 0-3-3-3-4-3-3 0-4 1-5 8-3 12-8 26-19 26-6 0-8-5-8-12 0-5 1-7 2-10zM74 141c-2 6-8 12-13 16-3 2-12 10-23 10-9 0-18-6-18-24 0-13 7-40 13-50 11-20 24-23 31-23 18 0 22 18 22 21 0 1 0 3-1 3z">
            <text:p/>
          </draw:path>
          <draw:path draw:style-name="gr46" draw:text-style-name="P2" draw:layer="layout" svg:width="0.134cm" svg:height="0.009cm" svg:x="11.968cm" svg:y="1.43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2.155cm" svg:y="1.366cm" svg:viewBox="0 0 73 118" svg:d="M46 6c0-6-1-6-7-6-13 11-33 11-36 11h-3v8h3c4 0 15-1 26-5v88c0 6 0 8-19 8h-8v8c9-1 25-1 35-1s26 0 36 1v-8h-9c-18 0-18-2-18-8z">
            <text:p/>
          </draw:path>
        </draw:g>
        <draw:custom-shape draw:style-name="gr76" draw:text-style-name="P11" draw:layer="layout" svg:width="0.864cm" svg:height="0.711cm" svg:x="11.458cm" svg:y="1.1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12.343cm" svg:y1="1.503cm" svg:x2="12.851cm" svg:y2="1.503cm">
          <text:p/>
        </draw:line>
        <draw:line draw:style-name="gr49" draw:text-style-name="P5" draw:layer="layout" svg:x1="10.8cm" svg:y1="1.508cm" svg:x2="11.5cm" svg:y2="1.5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5.367cm" svg:y="1.122cm" svg:viewBox="0 0 544 248" draw:points="272,248 0,248 0,0 544,0 544,248">
            <text:p/>
          </draw:polygon>
          <draw:path draw:style-name="gr46" draw:text-style-name="P2" draw:layer="layout" svg:width="0.177cm" svg:height="0.159cm" svg:x="15.378cm" svg:y="1.122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5.574cm" svg:y="1.162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5.814cm" svg:y="1.245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132cm" svg:viewBox="0 0 245 96" draw:points="123,96 0,96 0,0 245,0 245,96">
            <text:p/>
          </draw:polygon>
          <draw:path draw:style-name="gr46" draw:text-style-name="P2" draw:layer="layout" svg:width="0.214cm" svg:height="0.014cm" svg:x="1.109cm" svg:y="1.1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546cm" svg:y="0.967cm" svg:viewBox="0 0 245 96" draw:points="123,96 0,96 0,0 245,0 245,96">
            <text:p/>
          </draw:polygon>
          <draw:path draw:style-name="gr46" draw:text-style-name="P2" draw:layer="layout" svg:width="0.214cm" svg:height="0.014cm" svg:x="2.575cm" svg:y="0.9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6cm 6.7728020512849cm)" svg:viewBox="0 0 7124 3109" draw:points="0,2509 5775,0 7124,3109">
          <text:p/>
        </draw:polyline>
        <draw:custom-shape draw:style-name="gr77" draw:text-style-name="P4" draw:layer="layout" svg:width="0.762cm" svg:height="0.076cm" svg:x="2.724cm" svg:y="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4.472cm" svg:height="0.685cm" draw:transform="rotate (3.06148204092325) translate (7.69961750301252cm 3.29153311091503cm)" svg:viewBox="0 0 4473 686" draw:points="0,355 4418,0 4442,297 4473,686">
          <text:p/>
        </draw:polyline>
        <draw:polyline draw:style-name="gr49" draw:text-style-name="P5" draw:layer="layout" svg:width="4.219cm" svg:height="1.37cm" draw:transform="rotate (2.79078147393893) translate (6.39343423868228cm 4.98768349284955cm)" svg:viewBox="0 0 4220 1371" draw:points="0,1361 3718,0 4220,1371">
          <text:p/>
        </draw:polyline>
        <draw:line draw:style-name="gr50" draw:text-style-name="P5" draw:layer="layout" svg:x1="3.105cm" svg:y1="2.155cm" svg:x2="3.105cm" svg:y2="1.091cm">
          <text:p/>
        </draw:line>
        <draw:custom-shape draw:style-name="gr51" draw:text-style-name="P6" draw:layer="layout" svg:width="2.607cm" svg:height="1.024cm" svg:x="4.861cm" svg:y="3.5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8.464cm" svg:height="4.19cm" draw:transform="skewX (0.0588175957922089) rotate (-2.64923527160219) translate (16.6918505731803cm 4.22704178530888cm)" svg:viewBox="0 0 8465 4191" draw:points="0,850 406,0 8465,4191">
          <text:p/>
        </draw:polyline>
        <draw:line draw:style-name="gr52" draw:text-style-name="P5" draw:layer="layout" svg:x1="7.884cm" svg:y1="0.796cm" svg:x2="8.414cm" svg:y2="0.796cm">
          <text:p/>
        </draw:line>
        <draw:polyline draw:style-name="gr49" draw:text-style-name="P5" draw:layer="layout" svg:width="2.934cm" svg:height="1.786cm" draw:transform="rotate (-2.21813894635959) translate (9.8398661247192cm 1.8559829281105cm)" svg:viewBox="0 0 2935 1787" draw:points="0,1787 2364,0 2935,755">
          <text:p/>
        </draw:polyline>
        <draw:custom-shape draw:style-name="gr78" draw:text-style-name="P23" draw:layer="layout" svg:width="1.016cm" svg:height="1.146cm" svg:x="3.926cm" svg:y="0.1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7.097cm" svg:y="2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7.235cm" svg:y="2.756cm" svg:viewBox="0 0 493 292" draw:points="247,292 0,292 0,0 493,0 493,292">
            <text:p/>
          </draw:polygon>
          <draw:path draw:style-name="gr46" draw:text-style-name="P2" draw:layer="layout" svg:width="0.131cm" svg:height="0.151cm" svg:x="7.245cm" svg:y="2.895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7.417cm" svg:y="2.852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7.638cm" svg:y="2.756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6.409cm" svg:y="0.324cm" svg:viewBox="0 0 634 308" draw:points="317,308 0,308 0,0 634,0 634,308">
            <text:p/>
          </draw:polygon>
          <draw:path draw:style-name="gr46" draw:text-style-name="P2" draw:layer="layout" svg:width="0.259cm" svg:height="0.252cm" svg:x="6.426cm" svg:y="0.3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6.712cm" svg:y="0.4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6.921cm" svg:y="0.4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$y_k$§svg§600§TRUE§</svg:desc>
          <draw:polygon draw:style-name="gr45" draw:text-style-name="P12" draw:layer="layout" svg:width="0.325cm" svg:height="0.223cm" svg:x="15.342cm" svg:y="4.102cm" svg:viewBox="0 0 326 224" draw:points="163,224 0,224 0,0 326,0 326,224">
            <text:p/>
          </draw:polygon>
          <draw:path draw:style-name="gr46" draw:text-style-name="P2" draw:layer="layout" svg:width="0.172cm" svg:height="0.223cm" svg:x="15.348cm" svg:y="4.102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15.546cm" svg:y="4.13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377cm" svg:y1="0.778cm" svg:x2="3.918cm" svg:y2="0.778cm">
          <text:p/>
        </draw:line>
        <draw:custom-shape draw:style-name="gr57" draw:text-style-name="P6" draw:layer="layout" svg:width="1.016cm" svg:height="0.762cm" draw:transform="rotate (-1.5707963267949) translate (2.44cm 0.2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721cm" svg:y="0.662cm" svg:viewBox="0 0 408 296" draw:points="204,296 0,296 0,0 408,0 408,296">
            <text:p/>
          </draw:polygon>
          <draw:path draw:style-name="gr46" draw:text-style-name="P2" draw:layer="layout" svg:width="0.24cm" svg:height="0.24cm" svg:x="1.732cm" svg:y="0.6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023cm" svg:y="0.808cm" svg:viewBox="0 0 98 10" draw:points="98,10 98,0 0,0 0,10">
            <text:p/>
          </draw:polygon>
          <draw:path draw:style-name="gr46" draw:text-style-name="P2" draw:layer="layout" svg:width="0.132cm" svg:height="0.111cm" svg:x="1.996cm" svg:y="0.8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44cm" svg:y1="0.789cm" svg:x2="2.846cm" svg:y2="0.789cm">
          <text:p/>
        </draw:line>
        <draw:line draw:style-name="gr49" draw:text-style-name="P5" draw:layer="layout" svg:x1="0.108cm" svg:y1="0.778cm" svg:x2="0.743cm" svg:y2="0.778cm">
          <text:p/>
        </draw:line>
        <draw:line draw:style-name="gr49" draw:text-style-name="P5" draw:layer="layout" svg:x1="1.273cm" svg:y1="0.778cm" svg:x2="1.679cm" svg:y2="0.778cm">
          <text:p/>
        </draw:line>
        <draw:frame draw:style-name="gr58" draw:text-style-name="P24" draw:layer="layout" svg:width="3.771cm" svg:height="1.963cm" svg:x="5.175cm" svg:y="3.7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3.506cm" svg:y="3.335cm" svg:viewBox="0 0 341 300" draw:points="171,300 0,300 0,0 341,0 341,300">
            <text:p/>
          </draw:polygon>
          <draw:polygon draw:style-name="gr46" draw:text-style-name="P2" draw:layer="layout" svg:width="0.093cm" svg:height="0.054cm" svg:x="3.569cm" svg:y="3.335cm" svg:viewBox="0 0 94 55" draw:points="47,0 0,49 6,55 47,18 88,55 94,49">
            <text:p/>
          </draw:polygon>
          <draw:path draw:style-name="gr46" draw:text-style-name="P2" draw:layer="layout" svg:width="0.175cm" svg:height="0.159cm" svg:x="3.516cm" svg:y="3.4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3.725cm" svg:y="3.4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3.9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3.9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0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1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5.532cm" svg:y="2.651cm" svg:viewBox="0 0 486 248" draw:points="243,248 0,248 0,0 486,0 486,248">
            <text:p/>
          </draw:polygon>
          <draw:path draw:style-name="gr46" draw:text-style-name="P2" draw:layer="layout" svg:width="0.175cm" svg:height="0.159cm" svg:x="5.542cm" svg:y="2.6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5.745cm" svg:y="2.7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5.921cm" svg:y="2.7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3.226cm" svg:y="1.065cm" svg:viewBox="0 0 254 235" draw:points="127,235 0,235 0,0 254,0 254,235">
            <text:p/>
          </draw:polygon>
          <draw:path draw:style-name="gr46" draw:text-style-name="P2" draw:layer="layout" svg:width="0.233cm" svg:height="0.234cm" svg:x="3.246cm" svg:y="1.0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4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4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7.962cm" svg:y="0.516cm" svg:viewBox="0 0 342 211" draw:points="171,211 0,211 0,0 342,0 342,211">
            <text:p/>
          </draw:polygon>
          <draw:path draw:style-name="gr46" draw:text-style-name="P2" draw:layer="layout" svg:width="0.181cm" svg:height="0.159cm" svg:x="7.972cm" svg:y="0.5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8.182cm" svg:y="0.5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1.493cm" svg:y1="1.403cm" svg:x2="12.723cm" svg:y2="1.403cm">
          <text:p/>
        </draw:line>
        <draw:custom-shape draw:style-name="gr79" draw:text-style-name="P10" draw:layer="layout" svg:width="3.568cm" svg:height="0.554cm" svg:x="12.54cm" svg:y="0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{vib}$§svg§600§TRUE§</svg:desc>
          <draw:polygon draw:style-name="gr45" draw:text-style-name="P12" draw:layer="layout" svg:width="0.641cm" svg:height="0.303cm" svg:x="15.22cm" svg:y="1.307cm" svg:viewBox="0 0 642 304" draw:points="321,304 0,304 0,0 642,0 642,304">
            <text:p/>
          </draw:polygon>
          <draw:path draw:style-name="gr46" draw:text-style-name="P2" draw:layer="layout" svg:width="0.238cm" svg:height="0.255cm" svg:x="15.24cm" svg:y="1.3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15.507cm" svg:y="1.4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15.657cm" svg:y="1.4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15.761cm" svg:y="1.4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4.116cm" svg:y="1.301cm" svg:viewBox="0 0 418 304" draw:points="209,304 0,304 0,0 418,0 418,304">
            <text:p/>
          </draw:polygon>
          <draw:path draw:style-name="gr46" draw:text-style-name="P2" draw:layer="layout" svg:width="0.238cm" svg:height="0.255cm" svg:x="14.136cm" svg:y="1.3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4.407cm" svg:y="1.4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line draw:style-name="gr61" draw:text-style-name="P5" draw:layer="layout" svg:x1="12.54cm" svg:y1="0.662cm" svg:x2="16.108cm" svg:y2="0.662cm">
          <text:p/>
        </draw:line>
        <draw:custom-shape draw:style-name="gr80" draw:text-style-name="P11" draw:layer="layout" svg:width="3.568cm" svg:height="2.216cm" svg:x="12.54cm" svg:y="0.1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3.537cm" svg:y="-0.484cm">
          <draw:text-box>
            <text:p><text:span text:style-name="T5">PLANT</text:span></text:p>
          </draw:text-box>
        </draw:frame>
        <draw:frame draw:style-name="gr81" draw:text-style-name="P28" draw:layer="layout" svg:width="2.181cm" svg:height="1.166cm" svg:x="3.763cm" svg:y="0.354cm">
          <draw:text-box>
            <text:p text:style-name="P27"><text:span text:style-name="T5">MPC/</text:span></text:p>
            <text:p text:style-name="P27"><text:span text:style-name="T5">state </text:span></text:p>
            <text:p text:style-name="P27"><text:span text:style-name="T5">fdbk</text:span></text:p>
          </draw:text-box>
        </draw:frame>
        <draw:custom-shape draw:style-name="gr82" draw:text-style-name="P23" draw:layer="layout" svg:width="0.898cm" svg:height="0.757cm" svg:x="5.447cm" svg:y="0.408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5.468cm" svg:y1="1.011cm" svg:x2="5.757cm" svg:y2="1.011cm">
            <text:p/>
          </draw:line>
          <draw:line draw:style-name="gr66" draw:text-style-name="P5" draw:layer="layout" svg:x1="6.047cm" svg:y1="0.538cm" svg:x2="6.336cm" svg:y2="0.538cm">
            <text:p/>
          </draw:line>
          <draw:line draw:style-name="gr66" draw:text-style-name="P5" draw:layer="layout" svg:x1="5.757cm" svg:y1="1.011cm" svg:x2="6.046cm" svg:y2="0.538cm">
            <text:p/>
          </draw:line>
        </draw:g>
        <draw:line draw:style-name="gr49" draw:text-style-name="P5" draw:layer="layout" svg:x1="6.344cm" svg:y1="0.778cm" svg:x2="7.36cm" svg:y2="0.778cm">
          <text:p/>
        </draw:line>
        <draw:line draw:style-name="gr67" draw:text-style-name="P5" draw:layer="layout" svg:x1="4.934cm" svg:y1="0.757cm" svg:x2="5.447cm" svg:y2="0.757cm">
          <text:p/>
        </draw:line>
        <draw:custom-shape draw:style-name="gr83" draw:text-style-name="P10" draw:layer="layout" svg:width="3.226cm" svg:height="0.554cm" svg:x="8.546cm" svg:y="0.1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8.546cm" svg:y1="0.662cm" svg:x2="11.772cm" svg:y2="0.662cm">
          <text:p/>
        </draw:line>
        <draw:custom-shape draw:style-name="gr84" draw:text-style-name="P11" draw:layer="layout" svg:width="3.226cm" svg:height="2.216cm" svg:x="8.546cm" svg:y="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8.364cm" svg:y="-0.5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6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6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8.4cm" svg:y1="2.913cm" svg:x2="7.846cm" svg:y2="2.9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0.9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0.9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7.106cm" svg:y="0.933cm" svg:viewBox="0 0 254 235" draw:points="127,235 0,235 0,0 254,0 254,235">
            <text:p/>
          </draw:polygon>
          <draw:path draw:style-name="gr46" draw:text-style-name="P2" draw:layer="layout" svg:width="0.233cm" svg:height="0.234cm" svg:x="7.126cm" svg:y="0.9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7.698cm" svg:y="1.071cm" svg:viewBox="0 0 254 235" draw:points="127,235 0,235 0,0 254,0 254,235">
            <text:p/>
          </draw:polygon>
          <draw:path draw:style-name="gr46" draw:text-style-name="P2" draw:layer="layout" svg:width="0.233cm" svg:height="0.234cm" svg:x="7.718cm" svg:y="1.0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385cm" svg:y="0.381cm" svg:viewBox="0 0 453 300" draw:points="227,300 0,300 0,0 453,0 453,300">
            <text:p/>
          </draw:polygon>
          <draw:polygon draw:style-name="gr46" draw:text-style-name="P2" draw:layer="layout" svg:width="0.127cm" svg:height="0.011cm" svg:x="3.431cm" svg:y="0.381cm" svg:viewBox="0 0 128 12" draw:points="128,12 128,0 0,0 0,12">
            <text:p/>
          </draw:polygon>
          <draw:path draw:style-name="gr46" draw:text-style-name="P2" draw:layer="layout" svg:width="0.175cm" svg:height="0.159cm" svg:x="3.395cm" svg:y="0.433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3.603cm" svg:y="0.532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3.741cm" svg:y="0.556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2.843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2.978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2.999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 xml:id="id1" draw:id="id1">
          <draw:custom-shape draw:style-name="gr71" draw:text-style-name="P11" draw:layer="layout" svg:width="0.54cm" svg:height="0.54cm" svg:x="7.344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7.479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7.5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3" draw:text-style-name="P11" draw:layer="layout" svg:width="0.762cm" svg:height="0.7cm" svg:x="13.9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5.072cm" svg:y="7.874cm" svg:viewBox="0 0 515 352" draw:points="258,352 0,352 0,0 515,0 515,352">
            <text:p/>
          </draw:polygon>
          <draw:path draw:style-name="gr46" draw:text-style-name="P2" draw:layer="layout" svg:width="0.24cm" svg:height="0.24cm" svg:x="15.083cm" svg:y="7.89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5.377cm" svg:y="7.87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5.463cm" svg:y="8.03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538cm" svg:y="7.87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2.723cm" svg:y="1.0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3.544cm" svg:y1="1.41cm" svg:x2="13.97cm" svg:y2="1.41cm">
          <text:p/>
        </draw:line>
        <draw:line draw:style-name="gr49" draw:text-style-name="P5" draw:layer="layout" svg:x1="14.736cm" svg:y1="1.41cm" svg:x2="15.176cm" svg:y2="1.41cm">
          <text:p/>
        </draw:line>
        <draw:custom-shape draw:style-name="gr73" draw:text-style-name="P11" xml:id="id2" draw:id="id2" draw:layer="layout" svg:width="0.762cm" svg:height="0.7cm" svg:x="15.1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cal{H}{\raisebox{1.15ex}{$\scriptscriptstyle-\-1$}[\cdot]$§svg§600§TRUE§</svg:desc>
          <draw:polygon draw:style-name="gr45" draw:text-style-name="P12" draw:layer="layout" svg:width="0.825cm" svg:height="0.379cm" svg:x="12.7cm" svg:y="7.876cm" svg:viewBox="0 0 826 380" draw:points="413,380 0,380 0,0 826,0 826,380">
            <text:p/>
          </draw:polygon>
          <draw:path draw:style-name="gr46" draw:text-style-name="P2" draw:layer="layout" svg:width="0.24cm" svg:height="0.24cm" svg:x="12.711cm" svg:y="7.92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2.992cm" svg:y="7.94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179cm" svg:y="7.876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315cm" svg:y="7.903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402cm" svg:y="8.06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477cm" svg:y="7.903cm" svg:viewBox="0 0 49 352" draw:points="49,0 0,0 0,14 34,14 34,338 0,338 0,352 49,352">
            <text:p/>
          </draw:polygon>
        </draw:g>
        <draw:custom-shape draw:style-name="gr85" draw:text-style-name="P11" draw:layer="layout" svg:width="1.093cm" svg:height="0.711cm" svg:x="10.4cm" svg:y="1.0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0.864cm" svg:height="0.711cm" svg:x="9.058cm" svg:y="1.0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9.922cm" svg:y1="1.403cm" svg:x2="10.414cm" svg:y2="1.403cm">
          <text:p/>
        </draw:line>
        <draw:line draw:style-name="gr49" draw:text-style-name="P5" draw:layer="layout" svg:x1="8.414cm" svg:y1="1.408cm" svg:x2="9.058cm" svg:y2="1.4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1.842cm" svg:y="1.039cm" svg:viewBox="0 0 544 248" draw:points="272,248 0,248 0,0 544,0 544,248">
            <text:p/>
          </draw:polygon>
          <draw:path draw:style-name="gr46" draw:text-style-name="P2" draw:layer="layout" svg:width="0.177cm" svg:height="0.159cm" svg:x="11.853cm" svg:y="1.039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2.049cm" svg:y="1.079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2.289cm" svg:y="1.162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 xml:id="id3" draw:id="id3">
          <draw:custom-shape draw:style-name="gr71" draw:text-style-name="P11" draw:layer="layout" svg:width="0.54cm" svg:height="0.54cm" svg:x="16.064cm" svg:y="2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16.199cm" svg:y="3.071cm" svg:viewBox="0 0 270 255" draw:points="135,255 0,255 0,0 270,0 270,255">
              <text:p/>
            </draw:polygon>
            <draw:path draw:style-name="gr2" draw:text-style-name="P2" draw:layer="layout" svg:width="0.228cm" svg:height="0.255cm" svg:x="16.22cm" svg:y="3.07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86" draw:text-style-name="P5" draw:layer="layout" svg:x1="15.08cm" svg:y1="3.202cm" svg:x2="16.064cm" svg:y2="3.202cm">
          <text:p/>
        </draw:line>
        <draw:g>
          <svg:title>TexMaths</svg:title>
          <svg:desc>10§display§$d_k$§svg§600§TRUE§</svg:desc>
          <draw:polygon draw:style-name="gr45" draw:text-style-name="P12" draw:layer="layout" svg:width="0.334cm" svg:height="0.299cm" svg:x="15.143cm" svg:y="3.302cm" svg:viewBox="0 0 335 300" draw:points="168,300 0,300 0,0 335,0 335,300">
            <text:p/>
          </draw:polygon>
          <draw:path draw:style-name="gr46" draw:text-style-name="P2" draw:layer="layout" svg:width="0.173cm" svg:height="0.248cm" svg:x="15.155cm" svg:y="3.302cm" svg:viewBox="0 0 174 249" svg:d="M122 226v23l52-4v-11c-24 0-28-3-28-20v-214l-50 4v11c25 0 27 3 27 19v76c-10-12-25-21-45-21-41 0-78 34-78 80 0 45 34 80 75 80 23 0 39-12 47-23zM122 131v72c0 7 0 7-4 13-10 17-26 25-41 25-16 0-29-9-38-23s-9-34-9-48 0-35 10-51c8-11 21-22 40-22 13 0 27 5 38 21 4 6 4 7 4 13z">
            <text:p/>
          </draw:path>
          <draw:path draw:style-name="gr46" draw:text-style-name="P2" draw:layer="layout" svg:width="0.121cm" svg:height="0.173cm" svg:x="15.356cm" svg:y="3.42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15.81cm" svg:y="3.321cm" svg:viewBox="0 0 254 235" draw:points="127,235 0,235 0,0 254,0 254,235">
            <text:p/>
          </draw:polygon>
          <draw:path draw:style-name="gr46" draw:text-style-name="P2" draw:layer="layout" svg:width="0.233cm" svg:height="0.234cm" svg:x="15.83cm" svg:y="3.32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15.969cm" svg:y="2.681cm" svg:viewBox="0 0 254 235" draw:points="127,235 0,235 0,0 254,0 254,235">
            <text:p/>
          </draw:polygon>
          <draw:path draw:style-name="gr46" draw:text-style-name="P2" draw:layer="layout" svg:width="0.233cm" svg:height="0.234cm" svg:x="15.989cm" svg:y="2.681cm" svg:viewBox="0 0 234 235" svg:d="M125 125h98c5 0 11 0 11-7 0-8-6-8-11-8h-98v-98c0-6 0-12-8-12-7 0-7 6-7 12v98h-98c-6 0-12 0-12 8 0 7 6 7 12 7h98v98c0 5 0 12 7 12 8 0 8-7 8-12z">
            <text:p/>
          </draw:path>
        </draw:g>
        <draw:connector draw:style-name="gr87" draw:text-style-name="P29" draw:layer="layout" svg:x1="7.614cm" svg:y1="1.064cm" svg:x2="6.448cm" svg:y2="2.944cm" draw:start-shape="id1" draw:start-glue-point="2" svg:d="M7614 1064v1200h-1166v680" svg:viewBox="0 0 1167 1881">
          <text:p/>
        </draw:connector>
        <draw:connector draw:style-name="gr88" draw:text-style-name="P29" draw:layer="layout" draw:line-skew="-0.2cm -0.926cm" svg:x1="15.938cm" svg:y1="1.414cm" svg:x2="16.334cm" svg:y2="2.916cm" draw:start-shape="id2" draw:start-glue-point="1" draw:end-shape="id3" draw:end-glue-point="0" svg:d="M15938 1414h318 78v1502" svg:viewBox="0 0 397 1503">
          <text:p/>
        </draw:connector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96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42:21.224102365</meta:creation-date>
    <dc:date>2018-08-07T11:35:38.353932566</dc:date>
    <meta:editing-duration>PT6H43M14S</meta:editing-duration>
    <meta:editing-cycles>37</meta:editing-cycles>
    <meta:generator>LibreOffice/5.2.7.2$Linux_X86_64 LibreOffice_project/20m0$Build-2</meta:generator>
    <meta:document-statistic meta:object-count="632"/>
  </office:meta>
</office:document-meta>
</file>